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400000003002397F3FC.png" manifest:media-type=""/>
  <manifest:file-entry manifest:full-path="Pictures/TablePreview6.svm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horizontal-align="center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c0c0c0" draw:fill="none" draw:textarea-horizontal-align="center"/>
    </style:style>
    <style:style style:name="gr8" style:family="graphic" style:parent-style-name="objectwithoutfill">
      <style:graphic-properties svg:stroke-width="0.203cm" draw:marker-start-width="0.503cm" draw:marker-end="Arrow" draw:marker-end-width="0.603cm" draw:fill="none" draw:textarea-horizontal-align="center" fo:padding-top="0.225cm" fo:padding-bottom="0.225cm" fo:padding-left="0.35cm" fo:padding-right="0.35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2cm"/>
    </style:style>
    <style:style style:name="pr4" style:family="presentation" style:parent-style-name="TWU_20_Slide-title">
      <style:graphic-properties fo:min-height="1.808cm"/>
    </style:style>
    <style:style style:name="pr5" style:family="presentation" style:parent-style-name="TWU_20_Slide-outline1">
      <style:graphic-properties fo:min-height="15.734cm"/>
    </style:style>
    <style:style style:name="pr6" style:family="presentation" style:parent-style-name="TWU_20_Slide-notes">
      <style:graphic-properties draw:fill-color="#ffffff" draw:auto-grow-height="true" fo:min-height="12.572cm"/>
    </style:style>
    <style:style style:name="pr7" style:family="presentation" style:parent-style-name="TWU_20_Slide-title">
      <style:graphic-properties draw:auto-grow-height="true" fo:min-height="1.808cm"/>
    </style:style>
    <style:style style:name="pr8" style:family="presentation" style:parent-style-name="TWU_20_Slide-notes">
      <style:graphic-properties draw:fill-color="#ffffff" fo:min-height="12.572cm"/>
    </style:style>
    <style:style style:name="pr9" style:family="presentation" style:parent-style-name="TWU_20_Slide-outline1">
      <style:graphic-properties fo:min-height="2.54cm"/>
    </style:style>
    <style:style style:name="pr10" style:family="presentation" style:parent-style-name="TWU_20_Slide-outline1">
      <style:graphic-properties fo:min-height="5.216cm"/>
    </style:style>
    <style:style style:name="pr11" style:family="presentation" style:parent-style-name="TWU_20_Slide-outline1">
      <style:graphic-properties fo:min-height="4.581cm"/>
    </style:style>
    <style:style style:name="co1" style:family="table-column">
      <style:table-column-properties style:column-width="4.009cm" style:use-optimal-column-width="false"/>
    </style:style>
    <style:style style:name="co2" style:family="table-column">
      <style:table-column-properties style:column-width="1.577cm" style:use-optimal-column-width="false"/>
    </style:style>
    <style:style style:name="co3" style:family="table-column">
      <style:table-column-properties style:column-width="1.584cm" style:use-optimal-column-width="false"/>
    </style:style>
    <style:style style:name="co4" style:family="table-column">
      <style:table-column-properties style:column-width="2.91cm" style:use-optimal-column-width="false"/>
    </style:style>
    <style:style style:name="co5" style:family="table-column">
      <style:table-column-properties style:column-width="1.264cm" style:use-optimal-column-width="false"/>
    </style:style>
    <style:style style:name="co6" style:family="table-column">
      <style:table-column-properties style:column-width="1.567cm" style:use-optimal-column-width="false"/>
    </style:style>
    <style:style style:name="co7" style:family="table-column">
      <style:table-column-properties style:column-width="2.567cm" style:use-optimal-column-width="false"/>
    </style:style>
    <style:style style:name="co8" style:family="table-column">
      <style:table-column-properties style:column-width="2.097cm" style:use-optimal-column-width="false"/>
    </style:style>
    <style:style style:name="co9" style:family="table-column">
      <style:table-column-properties style:column-width="2.096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36cm"/>
    </style:style>
    <style:style style:name="ce1" style:family="table-cell">
      <style:graphic-properties draw:fill="none" style:repeat="repeat" draw:textarea-vertical-align="middle"/>
      <style:paragraph-properties fo:text-align="center" fo:border="0.03pt solid #ffffff"/>
      <style:text-properties fo:color="#ffff00" fo:font-family="'Lucida Sans'" style:font-family-generic="swiss" fo:font-weight="bold" style:font-weight-asian="bold" style:font-weight-complex="bold"/>
    </style:style>
    <style:style style:name="ce2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fo:font-family="'Lucida Sans'" style:font-family-generic="swiss" fo:font-weight="bold" style:font-weight-asian="bold" style:font-weight-complex="bold"/>
    </style:style>
    <style:style style:name="ce3" style:family="table-cell">
      <style:graphic-properties draw:fill="none" style:repeat="repeat" draw:textarea-vertical-align="middle"/>
      <style:paragraph-properties fo:text-align="center" fo:border="0.03pt solid #ffffff"/>
      <style:text-properties fo:color="#23ff23" fo:font-family="'Lucida Sans'" style:font-family-generic="swiss" fo:font-weight="bold" style:font-weight-asian="bold" style:font-weight-complex="bold"/>
    </style:style>
    <style:style style:name="ce4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fo:font-family="'Lucida Sans'" style:font-family-generic="swiss" fo:font-size="16pt" fo:font-weight="bold" style:font-size-asian="16pt" style:font-weight-asian="bold" style:font-size-complex="16pt" style:font-weight-complex="bold"/>
    </style:style>
    <style:style style:name="ce5" style:family="table-cell">
      <style:graphic-properties draw:fill="none" style:repeat="repeat" draw:textarea-vertical-align="middle"/>
      <style:paragraph-properties fo:text-align="center" fo:border="0.03pt solid #ffffff"/>
      <style:text-properties fo:color="#ffcc99" fo:font-family="'Lucida Sans'" style:font-family-generic="swiss" fo:font-size="16pt" fo:font-weight="bold" style:font-size-asian="16pt" style:font-weight-asian="bold" style:font-size-complex="16pt" style:font-weight-complex="bold"/>
    </style:style>
    <style:style style:name="ce6" style:family="table-cell">
      <style:graphic-properties draw:fill="none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cc99" fo:font-family="'Lucida Sans'" style:font-family-generic="swiss" fo:font-size="16pt" fo:font-weight="bold" style:font-size-asian="16pt" style:font-weight-asian="bold" style:font-size-complex="16pt" style:font-weight-complex="bold"/>
    </style:style>
    <style:style style:name="ce7" style:family="table-cell">
      <style:graphic-properties draw:fill="none" style:repeat="repeat" draw:textarea-vertical-align="middle"/>
      <style:paragraph-properties fo:text-align="center" fo:border="0.03pt solid #ffffff"/>
      <style:text-properties fo:color="#ffcc99" fo:font-family="'Lucida Sans'" style:font-family-generic="swiss" fo:font-size="16pt" fo:font-weight="bold" style:font-size-asian="16pt" style:font-weight-asian="bold" style:font-size-complex="16pt" style:font-weight-complex="bold"/>
    </style:style>
    <style:style style:name="ce8" style:family="table-cell">
      <style:graphic-properties draw:fill="none" style:repeat="repeat" draw:textarea-vertical-align="middle"/>
      <style:paragraph-properties fo:text-align="center" fo:border="0.03pt solid #ffffff"/>
      <style:text-properties fo:color="#ffcc99" fo:font-family="'Lucida Sans'" style:font-family-generic="swiss" fo:font-size="16pt" fo:font-weight="bold" style:font-size-asian="16pt" style:font-weight-asian="bold" style:font-size-complex="16pt" style:font-weight-complex="bold"/>
    </style:style>
    <style:style style:name="ce9" style:family="table-cell">
      <style:graphic-properties draw:fill="none" style:repeat="repeat" draw:textarea-vertical-align="middle"/>
      <style:paragraph-properties fo:text-align="center" fo:border="0.03pt solid #ffffff"/>
      <style:text-properties fo:color="#ffff00" fo:font-family="'Lucida Sans'" style:font-family-generic="swiss" fo:font-size="16pt" fo:font-weight="bold" style:font-size-asian="16pt" style:font-weight-asian="bold" style:font-size-complex="16pt" style:font-weight-complex="bold"/>
    </style:style>
    <style:style style:name="ce10" style:family="table-cell">
      <style:graphic-properties draw:fill="none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family="'Lucida Sans'" style:font-family-generic="swiss" fo:font-size="16pt" fo:font-weight="bold" style:font-size-asian="16pt" style:font-weight-asian="bold" style:font-size-complex="16pt" style:font-weight-complex="bold"/>
    </style:style>
    <style:style style:name="ce11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fo:font-family="'Lucida Sans'" style:font-family-generic="swiss" fo:font-size="16pt" fo:font-weight="bold" style:font-size-asian="16pt" style:font-weight-asian="bold" style:font-size-complex="16pt" style:font-weight-complex="bold"/>
    </style:style>
    <style:style style:name="ce12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fo:font-family="'Lucida Sans'" style:font-family-generic="swiss" fo:font-size="16pt" fo:font-weight="bold" style:font-size-asian="16pt" style:font-weight-asian="bold" style:font-size-complex="16pt" style:font-weight-complex="bold"/>
    </style:style>
    <style:style style:name="ce13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fo:font-family="'Lucida Sans'" style:font-family-generic="swiss" fo:font-size="16pt" fo:font-weight="bold" style:font-size-asian="16pt" style:font-weight-asian="bold" style:font-size-complex="16pt" style:font-weight-complex="bold"/>
    </style:style>
    <style:style style:name="ce14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fo:font-family="'Lucida Sans'" style:font-family-generic="swiss" fo:font-size="16pt" fo:font-weight="bold" style:font-size-asian="16pt" style:font-weight-asian="bold" style:font-size-complex="16pt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margin-top="0cm" fo:margin-bottom="0.38cm" fo:text-indent="0cm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color="#ffff00"/>
    </style:style>
    <style:style style:name="P7" style:family="paragraph">
      <style:paragraph-properties fo:text-align="center"/>
      <style:text-properties fo:color="#ffff00" fo:font-weight="bold" style:font-weight-asian="bold" style:font-weight-complex="bold"/>
    </style:style>
    <style:style style:name="P8" style:family="paragraph">
      <style:paragraph-properties fo:text-align="center"/>
      <style:text-properties fo:color="#23ff23"/>
    </style:style>
    <style:style style:name="P9" style:family="paragraph">
      <style:paragraph-properties fo:text-align="center"/>
      <style:text-properties fo:color="#23ff23" fo:font-weight="bold" style:font-weight-asian="bold" style:font-weight-complex="bold"/>
    </style:style>
    <style:style style:name="P10" style:family="paragraph">
      <style:paragraph-properties fo:text-align="center"/>
      <style:text-properties fo:color="#ffcc99" fo:font-weight="bold" style:font-weight-asian="bold" style:font-weight-complex="bold"/>
    </style:style>
    <style:style style:name="P11" style:family="paragraph">
      <style:paragraph-properties fo:text-align="center"/>
      <style:text-properties fo:color="#ffcc99"/>
    </style:style>
    <style:style style:name="P12" style:family="paragraph">
      <style:text-properties fo:color="#ffffff"/>
    </style:style>
    <style:style style:name="P13" style:family="paragraph">
      <style:paragraph-properties fo:text-align="center"/>
      <style:text-properties fo:color="#ffff00" fo:font-family="'Lucida Sans'" style:font-family-generic="swiss" fo:font-weight="bold" style:font-weight-asian="bold" style:font-weight-complex="bold"/>
    </style:style>
    <style:style style:name="P14" style:family="paragraph">
      <style:paragraph-properties fo:text-align="center"/>
      <style:text-properties fo:color="#ffffff" fo:font-family="'Lucida Sans'" style:font-family-generic="swiss" fo:font-weight="bold" style:font-weight-asian="bold" style:font-weight-complex="bold"/>
    </style:style>
    <style:style style:name="P15" style:family="paragraph">
      <style:paragraph-properties fo:text-align="center"/>
      <style:text-properties fo:color="#23ff23" fo:font-family="'Lucida Sans'" style:font-family-generic="swiss" fo:font-weight="bold" style:font-weight-asian="bold" style:font-weight-complex="bold"/>
    </style:style>
    <style:style style:name="P16" style:family="paragraph">
      <style:paragraph-properties fo:text-align="center"/>
      <style:text-properties fo:color="#ffffff" fo:font-family="'Lucida Sans'" style:font-family-generic="swiss" fo:font-size="16pt" fo:font-weight="bold" style:font-size-asian="16pt" style:font-weight-asian="bold" style:font-size-complex="16pt" style:font-weight-complex="bold"/>
    </style:style>
    <style:style style:name="P17" style:family="paragraph">
      <style:paragraph-properties fo:margin-top="0cm" fo:margin-bottom="0cm" fo:text-align="center">
        <style:tab-stops/>
      </style:paragraph-properties>
      <style:text-properties fo:color="#ffff00" fo:text-shadow="1pt 1pt" fo:font-weight="bold" style:font-weight-asian="bold" style:font-weight-complex="bold"/>
    </style:style>
    <style:style style:name="P18" style:family="paragraph">
      <style:paragraph-properties fo:text-align="center"/>
      <style:text-properties fo:color="#ffcc99" fo:font-family="'Lucida Sans'" style:font-family-generic="swiss" fo:font-size="16pt" fo:font-weight="bold" style:font-size-asian="16pt" style:font-weight-asian="bold" style:font-size-complex="16pt" style:font-weight-complex="bold"/>
    </style:style>
    <style:style style:name="P19" style:family="paragraph">
      <style:paragraph-properties fo:text-align="center"/>
      <style:text-properties fo:color="#ffff00" fo:font-family="'Lucida Sans'" style:font-family-generic="swiss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00" fo:font-size="24pt" style:font-size-asian="26pt" style:font-size-complex="26pt"/>
    </style:style>
    <style:style style:name="T2" style:family="text">
      <style:text-properties fo:font-size="24pt" style:font-size-asian="26pt" style:font-size-complex="26pt"/>
    </style:style>
    <style:style style:name="T3" style:family="text">
      <style:text-properties fo:color="#23ff23" fo:font-size="24pt" style:font-size-asian="26pt" style:font-size-complex="26pt"/>
    </style:style>
    <style:style style:name="T4" style:family="text">
      <style:text-properties fo:color="#ff9966" style:text-position="0% 100%" fo:font-size="16pt" fo:font-weight="bold" style:font-size-asian="18pt" style:font-weight-asian="bold" style:font-size-complex="18pt" style:font-weight-complex="bold"/>
    </style:style>
    <style:style style:name="T5" style:family="text">
      <style:text-properties fo:color="#ff9966" fo:font-size="16pt" fo:font-weight="bold" style:font-size-asian="18pt" style:font-weight-asian="bold" style:font-size-complex="18pt" style:font-weight-complex="bold"/>
    </style:style>
    <style:style style:name="T6" style:family="text">
      <style:text-properties style:text-position="0% 100%" fo:font-size="24pt" style:font-size-asian="26pt" style:font-size-complex="26pt"/>
    </style:style>
    <style:style style:name="T7" style:family="text">
      <style:text-properties fo:color="#ffff00" style:text-position="0% 100%" fo:font-size="24pt" style:font-size-asian="26pt" style:font-size-complex="26pt"/>
    </style:style>
    <style:style style:name="T8" style:family="text">
      <style:text-properties fo:color="#ff9966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23ff23" style:text-position="0% 100%" fo:font-size="24pt" style:font-size-asian="26pt" style:font-size-complex="2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ffff00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23ff23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ffcc99" fo:font-size="16pt" style:font-size-asian="16pt" style:font-size-complex="16pt"/>
    </style:style>
    <style:style style:name="T15" style:family="text">
      <style:text-properties fo:color="#ffcc99"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ffffff" fo:font-size="14pt" style:font-size-asian="14pt" style:font-size-complex="14pt"/>
    </style:style>
    <style:style style:name="T17" style:family="text">
      <style:text-properties fo:color="#23ff23"/>
    </style:style>
    <style:style style:name="T18" style:family="text">
      <style:text-properties fo:color="#ffff00"/>
    </style:style>
    <style:style style:name="T19" style:family="text">
      <style:text-properties fo:color="#ffff00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0" style:family="text">
      <style:text-properties fo:color="#ffff00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1" style:family="text">
      <style:text-properties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2" style:family="text">
      <style:text-properties fo:color="#ffff00" fo:text-shadow="1pt 1pt" fo:font-weight="bold" style:font-weight-asian="bold" style:font-weight-complex="bold"/>
    </style:style>
    <style:style style:name="T23" style:family="text">
      <style:text-properties style:text-position="33% 58%"/>
    </style:style>
    <style:style style:name="T24" style:family="text">
      <style:text-properties style:text-position="0% 100%"/>
    </style:style>
    <style:style style:name="T25" style:family="text">
      <style:text-properties fo:color="#23ff23" style:text-position="0% 100%"/>
    </style:style>
    <style:style style:name="T26" style:family="text">
      <style:text-properties fo:color="#ffff00" style:text-position="0% 100%"/>
    </style:style>
    <style:style style:name="T27" style:family="text">
      <style:text-properties fo:color="#23ff23"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231: midterm exam ch6-8,11</presentation:footer-decl>
      <presentation:footer-decl presentation:name="ftr2">CMPTxxxx</presentation:footer-decl>
      <presentation:date-time-decl presentation:name="dtd1" presentation:source="fixed">30 Oct 2012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Exam 2: ch6-8, 11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30 Oct 2012</text:p>
            <text:p text:style-name="P1">CMPT231</text:p>
            <text:p text:style-name="P1">Dr. Sean Ho</text:p>
            <text:p text:style-name="P1">Trinity Western University</text:p>
          </draw:text-box>
        </draw:frame>
        <draw:custom-shape draw:style-name="gr1" draw:text-style-name="P2" draw:layer="layout" svg:width="8.89cm" svg:height="3.81cm" svg:x="18.415cm" svg:y="8.255cm">
          <text:p text:style-name="P2">Open book, paper notes</text:p>
          <text:p text:style-name="P2">No electronic devices</text:p>
          <text:p text:style-name="P2">Please show your work</text:p>
          <draw:enhanced-geometry svg:viewBox="0 0 21600 21600" draw:type="rectangle" draw:enhanced-path="M 0 0 L 21600 0 21600 21600 0 21600 0 0 Z N"/>
        </draw:custom-shap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Exam 2: 40pts</text:p>
          </draw:text-box>
        </draw:frame>
        <draw:frame presentation:style-name="pr5" draw:layer="layout" svg:width="25.958cm" svg:height="15.86cm" svg:x="1.072cm" svg:y="3.039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Input</text:span><text:span text:style-name="T2"> for all: [ </text:span><text:span text:style-name="T3">7</text:span><text:span text:style-name="T2">, </text:span><text:span text:style-name="T3">4</text:span><text:span text:style-name="T2">, </text:span><text:span text:style-name="T3">25</text:span><text:span text:style-name="T2">, </text:span><text:span text:style-name="T3">17</text:span><text:span text:style-name="T2">, </text:span><text:span text:style-name="T3">3</text:span><text:span text:style-name="T2">, </text:span><text:span text:style-name="T3">5</text:span><text:span text:style-name="T2">, </text:span><text:span text:style-name="T3">2</text:span><text:span text:style-name="T2">, </text:span><text:span text:style-name="T3">9</text:span><text:span text:style-name="T2">, </text:span><text:span text:style-name="T3">22</text:span><text:span text:style-name="T2">, </text:span><text:span text:style-name="T3">8</text:span><text:span text:style-name="T2">, </text:span><text:span text:style-name="T3">27</text:span><text:span text:style-name="T2"> ]</text:span></text:p>
                  </text:list-item>
                </text:list>
              </text:list-item>
              <text:list-item>
                <text:p><text:span text:style-name="T4">[10]</text:span><text:span text:style-name="T2"> Demonstrate each step of </text:span><text:span text:style-name="T1">Heapsort</text:span><text:span text:style-name="T2"> on the input.</text:span><text:span text:style-name="T2"><text:line-break/></text:span><text:span text:style-name="T2">How many non-trivial </text:span><text:span text:style-name="T1">swaps</text:span><text:span text:style-name="T2"> are performed?</text:span></text:p>
              </text:list-item>
              <text:list-item>
                <text:p><text:span text:style-name="T5">[10]</text:span><text:span text:style-name="T6"> Demonstrate each step of </text:span><text:span text:style-name="T7">Quicksort</text:span><text:span text:style-name="T6"> on the input.</text:span><text:span text:style-name="T6"><text:line-break/></text:span><text:span text:style-name="T6">How many non-trivial </text:span><text:span text:style-name="T7">swaps</text:span><text:span text:style-name="T6">?</text:span></text:p>
              </text:list-item>
              <text:list-item>
                <text:p><text:span text:style-name="T5">[4]</text:span><text:span text:style-name="T6"> Given the min/max and size of the input,</text:span><text:span text:style-name="T6"><text:line-break/></text:span><text:span text:style-name="T6">find an optimal </text:span><text:span text:style-name="T7">digit size</text:span><text:span text:style-name="T6"> for radix sort on the input.</text:span></text:p>
              </text:list-item>
              <text:list-item>
                <text:p><text:span text:style-name="T8">[6]</text:span><text:span text:style-name="T6"> Demonstrate </text:span><text:span text:style-name="T7">radix sort</text:span><text:span text:style-name="T6"> on the input w/your digit size.</text:span></text:p>
              </text:list-item>
              <text:list-item>
                <text:p><text:span text:style-name="T6">Insert the input into an </text:span><text:span text:style-name="T7">open-addr</text:span><text:span text:style-name="T6"> hash table with </text:span><text:span text:style-name="T9">h'(k)=k</text:span><text:span text:style-name="T6">:</text:span></text:p>
                <text:list>
                  <text:list-item>
                    <text:p text:style-name="P4"><text:span text:style-name="T8">[3]</text:span><text:span text:style-name="T6"> with </text:span><text:span text:style-name="T7">linear</text:span><text:span text:style-name="T6"> probing</text:span></text:p>
                  </text:list-item>
                  <text:list-item>
                    <text:p text:style-name="P4"><text:span text:style-name="T8">[4]</text:span><text:span text:style-name="T6"> with </text:span><text:span text:style-name="T7">quadratic</text:span><text:span text:style-name="T6">-</text:span><text:span text:style-name="T9">(0,1)</text:span><text:span text:style-name="T6"> probing (c1=</text:span><text:span text:style-name="T9">0</text:span><text:span text:style-name="T6">, c2=</text:span><text:span text:style-name="T9">1</text:span><text:span text:style-name="T6">)</text:span></text:p>
                  </text:list-item>
                  <text:list-item>
                    <text:p text:style-name="P4"><text:span text:style-name="T8">[3]</text:span><text:span text:style-name="T6"> Show that c1, c2 are </text:span><text:span text:style-name="T7">poorly</text:span><text:span text:style-name="T6"> chosen: they yield probe sequences which do not cover all entries.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Exam 2: solutions #1</text:p>
          </draw:text-box>
        </draw:frame>
        <draw:g>
          <draw:connector draw:style-name="gr3" draw:text-style-name="P2" draw:layer="layout" draw:type="line" svg:x1="5.004cm" svg:y1="3.209cm" svg:x2="3.694cm" svg:y2="3.597cm" draw:start-shape="id1" draw:start-glue-point="7" draw:end-shape="id2" draw:end-glue-point="11" svg:d="m5004 3209-1310 388">
            <text:p/>
          </draw:connector>
          <draw:connector draw:style-name="gr3" draw:text-style-name="P2" draw:layer="layout" draw:type="line" svg:x1="5.916cm" svg:y1="3.209cm" svg:x2="7.009cm" svg:y2="3.597cm" draw:start-shape="id1" draw:start-glue-point="9" draw:end-shape="id3" draw:end-glue-point="5" svg:d="m5916 3209 1093 388">
            <text:p/>
          </draw:connector>
          <draw:connector draw:style-name="gr3" draw:text-style-name="P2" draw:layer="layout" draw:type="line" svg:x1="2.782cm" svg:y1="4.054cm" svg:x2="1.756cm" svg:y2="4.373cm" draw:start-shape="id2" draw:start-glue-point="7" draw:end-shape="id4" draw:end-glue-point="4" svg:d="m2782 4054-1026 319">
            <text:p/>
          </draw:connector>
          <draw:connector draw:style-name="gr3" draw:text-style-name="P2" draw:layer="layout" draw:type="line" svg:x1="3.694cm" svg:y1="4.054cm" svg:x2="4.719cm" svg:y2="4.373cm" draw:start-shape="id2" draw:start-glue-point="9" draw:end-shape="id5" draw:end-glue-point="4" svg:d="m3694 4054 1025 319">
            <text:p/>
          </draw:connector>
          <draw:connector draw:style-name="gr3" draw:text-style-name="P2" draw:layer="layout" draw:type="line" svg:x1="7.009cm" svg:y1="4.054cm" svg:x2="6.73cm" svg:y2="4.373cm" draw:start-shape="id3" draw:start-glue-point="7" draw:end-shape="id6" draw:end-glue-point="4" svg:d="m7009 4054-279 319">
            <text:p/>
          </draw:connector>
          <draw:connector draw:style-name="gr3" draw:text-style-name="P2" draw:layer="layout" draw:type="line" svg:x1="7.921cm" svg:y1="4.054cm" svg:x2="8.2cm" svg:y2="4.363cm" draw:start-shape="id3" draw:start-glue-point="9" draw:end-shape="id7" draw:end-glue-point="4" svg:d="m7921 4054 279 309">
            <text:p/>
          </draw:connector>
          <draw:connector draw:style-name="gr3" draw:text-style-name="P2" draw:layer="layout" draw:type="line" svg:x1="1.3cm" svg:y1="4.924cm" svg:x2="1.015cm" svg:y2="5.333cm" draw:start-shape="id4" draw:start-glue-point="7" draw:end-shape="id8" draw:end-glue-point="4" svg:d="m1300 4924-285 409">
            <text:p/>
          </draw:connector>
          <draw:connector draw:style-name="gr3" draw:text-style-name="P2" draw:layer="layout" draw:type="line" svg:x1="2.212cm" svg:y1="4.924cm" svg:x2="2.497cm" svg:y2="5.343cm" draw:start-shape="id4" draw:start-glue-point="9" draw:end-shape="id9" draw:end-glue-point="4" svg:d="m2212 4924 285 419">
            <text:p/>
          </draw:connector>
          <draw:connector draw:style-name="gr3" draw:text-style-name="P2" draw:layer="layout" draw:type="line" svg:x1="4.263cm" svg:y1="4.924cm" svg:x2="3.978cm" svg:y2="5.333cm" draw:start-shape="id5" draw:start-glue-point="7" draw:end-shape="id10" draw:end-glue-point="4" svg:d="m4263 4924-285 409">
            <text:p/>
          </draw:connector>
          <draw:connector draw:style-name="gr3" draw:text-style-name="P2" draw:layer="layout" draw:type="line" svg:x1="5.175cm" svg:y1="4.924cm" svg:x2="5.46cm" svg:y2="5.343cm" draw:start-shape="id5" draw:start-glue-point="9" draw:end-shape="id11" draw:end-glue-point="4" svg:d="m5175 4924 285 419">
            <text:p/>
          </draw:connector>
          <draw:frame draw:style-name="gr4" draw:layer="layout" svg:width="3.266cm" svg:height="1.395cm" svg:x="0.635cm" svg:y="2.445cm">
            <draw:text-box>
              <text:p><text:span text:style-name="T10">initially not</text:span><text:span text:style-name="T10"><text:line-break/></text:span><text:span text:style-name="T10">a heap:</text:span></text:p>
            </draw:text-box>
          </draw:frame>
          <draw:custom-shape draw:style-name="gr5" draw:text-style-name="P5" xml:id="id1" draw:id="id1" draw:layer="layout" svg:width="1.29cm" svg:height="0.645cm" svg:x="4.815cm" svg:y="2.658cm">
            <text:p text:style-name="P2"><text:span text:style-name="T11">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7" xml:id="id5" draw:id="id5" draw:layer="layout" svg:width="1.29cm" svg:height="0.645cm" svg:x="4.074cm" svg:y="4.373cm">
            <text:p text:style-name="P6"><text:span text:style-name="T12">3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2" draw:id="id2" draw:layer="layout" svg:width="1.29cm" svg:height="0.645cm" svg:x="2.593cm" svg:y="3.503cm">
            <text:p text:style-name="P2"><text:span text:style-name="T11">4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6" draw:id="id6" draw:layer="layout" svg:width="1.29cm" svg:height="0.645cm" svg:x="6.085cm" svg:y="4.373cm">
            <text:p text:style-name="P2"><text:span text:style-name="T11">5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9" draw:id="id9" draw:layer="layout" svg:width="1.29cm" svg:height="0.645cm" svg:x="1.852cm" svg:y="5.343cm">
            <text:p text:style-name="P2"><text:span text:style-name="T11">2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11" draw:id="id11" draw:layer="layout" svg:width="1.29cm" svg:height="0.645cm" svg:x="4.815cm" svg:y="5.343cm">
            <text:p text:style-name="P2"><text:span text:style-name="T11">2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10" draw:id="id10" draw:layer="layout" svg:width="1.29cm" svg:height="0.645cm" svg:x="3.333cm" svg:y="5.333cm">
            <text:p text:style-name="P2"><text:span text:style-name="T11">8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3" draw:id="id3" draw:layer="layout" svg:width="1.29cm" svg:height="0.645cm" svg:x="6.82cm" svg:y="3.503cm">
            <text:p text:style-name="P2"><text:span text:style-name="T11">25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7" draw:id="id7" draw:layer="layout" svg:width="1.29cm" svg:height="0.645cm" svg:x="7.555cm" svg:y="4.363cm">
            <text:p text:style-name="P2"><text:span text:style-name="T11">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4" draw:id="id4" draw:layer="layout" svg:width="1.29cm" svg:height="0.645cm" svg:x="1.111cm" svg:y="4.373cm">
            <text:p text:style-name="P2"><text:span text:style-name="T11">1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8" draw:id="id8" draw:layer="layout" svg:width="1.29cm" svg:height="0.645cm" svg:x="0.37cm" svg:y="5.333cm">
            <text:p text:style-name="P2"><text:span text:style-name="T11">9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onnector draw:style-name="gr3" draw:text-style-name="P2" draw:layer="layout" draw:type="line" svg:x1="14.305cm" svg:y1="3.316cm" svg:x2="12.995cm" svg:y2="3.704cm" draw:start-shape="id12" draw:start-glue-point="7" draw:end-shape="id13" draw:end-glue-point="11" svg:d="m14305 3316-1310 388">
            <text:p/>
          </draw:connector>
          <draw:connector draw:style-name="gr3" draw:text-style-name="P2" draw:layer="layout" draw:type="line" svg:x1="15.217cm" svg:y1="3.316cm" svg:x2="16.31cm" svg:y2="3.704cm" draw:start-shape="id12" draw:start-glue-point="9" draw:end-shape="id14" draw:end-glue-point="5" svg:d="m15217 3316 1093 388">
            <text:p/>
          </draw:connector>
          <draw:connector draw:style-name="gr3" draw:text-style-name="P2" draw:layer="layout" draw:type="line" svg:x1="12.083cm" svg:y1="4.161cm" svg:x2="11.057cm" svg:y2="4.48cm" draw:start-shape="id13" draw:start-glue-point="7" draw:end-shape="id15" draw:end-glue-point="4" svg:d="m12083 4161-1026 319">
            <text:p/>
          </draw:connector>
          <draw:connector draw:style-name="gr3" draw:text-style-name="P2" draw:layer="layout" draw:type="line" svg:x1="12.995cm" svg:y1="4.161cm" svg:x2="14.02cm" svg:y2="4.48cm" draw:start-shape="id13" draw:start-glue-point="9" draw:end-shape="id16" draw:end-glue-point="4" svg:d="m12995 4161 1025 319">
            <text:p/>
          </draw:connector>
          <draw:connector draw:style-name="gr3" draw:text-style-name="P2" draw:layer="layout" draw:type="line" svg:x1="16.31cm" svg:y1="4.161cm" svg:x2="16.031cm" svg:y2="4.48cm" draw:start-shape="id14" draw:start-glue-point="7" draw:end-shape="id17" draw:end-glue-point="4" svg:d="m16310 4161-279 319">
            <text:p/>
          </draw:connector>
          <draw:connector draw:style-name="gr3" draw:text-style-name="P2" draw:layer="layout" draw:type="line" svg:x1="17.222cm" svg:y1="4.161cm" svg:x2="17.501cm" svg:y2="4.47cm" draw:start-shape="id14" draw:start-glue-point="9" draw:end-shape="id18" draw:end-glue-point="4" svg:d="m17222 4161 279 309">
            <text:p/>
          </draw:connector>
          <draw:connector draw:style-name="gr3" draw:text-style-name="P2" draw:layer="layout" draw:type="line" svg:x1="10.601cm" svg:y1="5.031cm" svg:x2="10.316cm" svg:y2="5.44cm" draw:start-shape="id15" draw:start-glue-point="7" draw:end-shape="id19" draw:end-glue-point="4" svg:d="m10601 5031-285 409">
            <text:p/>
          </draw:connector>
          <draw:connector draw:style-name="gr3" draw:text-style-name="P2" draw:layer="layout" draw:type="line" svg:x1="11.513cm" svg:y1="5.031cm" svg:x2="11.798cm" svg:y2="5.45cm" draw:start-shape="id15" draw:start-glue-point="9" draw:end-shape="id20" draw:end-glue-point="4" svg:d="m11513 5031 285 419">
            <text:p/>
          </draw:connector>
          <draw:connector draw:style-name="gr3" draw:text-style-name="P2" draw:layer="layout" draw:type="line" svg:x1="13.564cm" svg:y1="5.031cm" svg:x2="13.279cm" svg:y2="5.44cm" draw:start-shape="id16" draw:start-glue-point="7" draw:end-shape="id21" draw:end-glue-point="4" svg:d="m13564 5031-285 409">
            <text:p/>
          </draw:connector>
          <draw:connector draw:style-name="gr3" draw:text-style-name="P2" draw:layer="layout" draw:type="line" svg:x1="14.476cm" svg:y1="5.031cm" svg:x2="14.761cm" svg:y2="5.45cm" draw:start-shape="id16" draw:start-glue-point="9" draw:end-shape="id22" draw:end-glue-point="4" svg:d="m14476 5031 285 419">
            <text:p/>
          </draw:connector>
          <draw:frame draw:style-name="gr4" draw:layer="layout" svg:width="3.203cm" svg:height="1.395cm" svg:x="9.936cm" svg:y="2.552cm">
            <draw:text-box>
              <text:p><text:span text:style-name="T10">heapify(3):</text:span><text:span text:style-name="T10"><text:line-break/></text:span><text:span text:style-name="T10">[1 swap]</text:span></text:p>
            </draw:text-box>
          </draw:frame>
          <draw:custom-shape draw:style-name="gr5" draw:text-style-name="P5" xml:id="id12" draw:id="id12" draw:layer="layout" svg:width="1.29cm" svg:height="0.645cm" svg:x="14.116cm" svg:y="2.765cm">
            <text:p text:style-name="P2"><text:span text:style-name="T11">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9" xml:id="id16" draw:id="id16" draw:layer="layout" svg:width="1.29cm" svg:height="0.645cm" svg:x="13.375cm" svg:y="4.48cm">
            <text:p text:style-name="P8"><text:span text:style-name="T13">2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13" draw:id="id13" draw:layer="layout" svg:width="1.29cm" svg:height="0.645cm" svg:x="11.894cm" svg:y="3.61cm">
            <text:p text:style-name="P2"><text:span text:style-name="T11">4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17" draw:id="id17" draw:layer="layout" svg:width="1.29cm" svg:height="0.645cm" svg:x="15.386cm" svg:y="4.48cm">
            <text:p text:style-name="P2"><text:span text:style-name="T11">5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20" draw:id="id20" draw:layer="layout" svg:width="1.29cm" svg:height="0.645cm" svg:x="11.153cm" svg:y="5.45cm">
            <text:p text:style-name="P2"><text:span text:style-name="T11">2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9" xml:id="id22" draw:id="id22" draw:layer="layout" svg:width="1.29cm" svg:height="0.645cm" svg:x="14.116cm" svg:y="5.45cm">
            <text:p text:style-name="P8"><text:span text:style-name="T13">3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21" draw:id="id21" draw:layer="layout" svg:width="1.29cm" svg:height="0.645cm" svg:x="12.634cm" svg:y="5.44cm">
            <text:p text:style-name="P2"><text:span text:style-name="T11">8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14" draw:id="id14" draw:layer="layout" svg:width="1.29cm" svg:height="0.645cm" svg:x="16.121cm" svg:y="3.61cm">
            <text:p text:style-name="P2"><text:span text:style-name="T11">25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18" draw:id="id18" draw:layer="layout" svg:width="1.29cm" svg:height="0.645cm" svg:x="16.856cm" svg:y="4.47cm">
            <text:p text:style-name="P2"><text:span text:style-name="T11">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7" xml:id="id15" draw:id="id15" draw:layer="layout" svg:width="1.29cm" svg:height="0.645cm" svg:x="10.412cm" svg:y="4.48cm">
            <text:p text:style-name="P6"><text:span text:style-name="T12">1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19" draw:id="id19" draw:layer="layout" svg:width="1.29cm" svg:height="0.645cm" svg:x="9.671cm" svg:y="5.44cm">
            <text:p text:style-name="P2"><text:span text:style-name="T11">9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onnector draw:style-name="gr3" draw:text-style-name="P2" draw:layer="layout" draw:type="line" svg:x1="23.705cm" svg:y1="3.316cm" svg:x2="22.395cm" svg:y2="3.704cm" draw:start-shape="id23" draw:start-glue-point="7" draw:end-shape="id24" draw:end-glue-point="11" svg:d="m23705 3316-1310 388">
            <text:p/>
          </draw:connector>
          <draw:connector draw:style-name="gr3" draw:text-style-name="P2" draw:layer="layout" draw:type="line" svg:x1="24.617cm" svg:y1="3.316cm" svg:x2="25.71cm" svg:y2="3.704cm" draw:start-shape="id23" draw:start-glue-point="9" draw:end-shape="id25" draw:end-glue-point="5" svg:d="m24617 3316 1093 388">
            <text:p/>
          </draw:connector>
          <draw:connector draw:style-name="gr3" draw:text-style-name="P2" draw:layer="layout" draw:type="line" svg:x1="21.483cm" svg:y1="4.161cm" svg:x2="20.457cm" svg:y2="4.48cm" draw:start-shape="id24" draw:start-glue-point="7" draw:end-shape="id26" draw:end-glue-point="4" svg:d="m21483 4161-1026 319">
            <text:p/>
          </draw:connector>
          <draw:connector draw:style-name="gr3" draw:text-style-name="P2" draw:layer="layout" draw:type="line" svg:x1="22.395cm" svg:y1="4.161cm" svg:x2="23.42cm" svg:y2="4.48cm" draw:start-shape="id24" draw:start-glue-point="9" draw:end-shape="id27" draw:end-glue-point="4" svg:d="m22395 4161 1025 319">
            <text:p/>
          </draw:connector>
          <draw:connector draw:style-name="gr3" draw:text-style-name="P2" draw:layer="layout" draw:type="line" svg:x1="25.71cm" svg:y1="4.161cm" svg:x2="25.431cm" svg:y2="4.48cm" draw:start-shape="id25" draw:start-glue-point="7" draw:end-shape="id28" draw:end-glue-point="4" svg:d="m25710 4161-279 319">
            <text:p/>
          </draw:connector>
          <draw:connector draw:style-name="gr3" draw:text-style-name="P2" draw:layer="layout" draw:type="line" svg:x1="26.622cm" svg:y1="4.161cm" svg:x2="26.901cm" svg:y2="4.47cm" draw:start-shape="id25" draw:start-glue-point="9" draw:end-shape="id29" draw:end-glue-point="4" svg:d="m26622 4161 279 309">
            <text:p/>
          </draw:connector>
          <draw:connector draw:style-name="gr3" draw:text-style-name="P2" draw:layer="layout" draw:type="line" svg:x1="20.001cm" svg:y1="5.031cm" svg:x2="19.716cm" svg:y2="5.44cm" draw:start-shape="id26" draw:start-glue-point="7" draw:end-shape="id30" draw:end-glue-point="4" svg:d="m20001 5031-285 409">
            <text:p/>
          </draw:connector>
          <draw:connector draw:style-name="gr3" draw:text-style-name="P2" draw:layer="layout" draw:type="line" svg:x1="20.913cm" svg:y1="5.031cm" svg:x2="21.198cm" svg:y2="5.45cm" draw:start-shape="id26" draw:start-glue-point="9" draw:end-shape="id31" draw:end-glue-point="4" svg:d="m20913 5031 285 419">
            <text:p/>
          </draw:connector>
          <draw:connector draw:style-name="gr3" draw:text-style-name="P2" draw:layer="layout" draw:type="line" svg:x1="22.964cm" svg:y1="5.031cm" svg:x2="22.679cm" svg:y2="5.44cm" draw:start-shape="id27" draw:start-glue-point="7" draw:end-shape="id32" draw:end-glue-point="4" svg:d="m22964 5031-285 409">
            <text:p/>
          </draw:connector>
          <draw:connector draw:style-name="gr3" draw:text-style-name="P2" draw:layer="layout" draw:type="line" svg:x1="23.876cm" svg:y1="5.031cm" svg:x2="24.161cm" svg:y2="5.45cm" draw:start-shape="id27" draw:start-glue-point="9" draw:end-shape="id33" draw:end-glue-point="4" svg:d="m23876 5031 285 419">
            <text:p/>
          </draw:connector>
          <draw:frame draw:style-name="gr4" draw:layer="layout" svg:width="3.516cm" svg:height="1.395cm" svg:x="19.336cm" svg:y="2.552cm">
            <draw:text-box>
              <text:p><text:span text:style-name="T10">heapify(17):</text:span><text:span text:style-name="T10"><text:line-break/></text:span><text:span text:style-name="T10">[1]</text:span></text:p>
            </draw:text-box>
          </draw:frame>
          <draw:custom-shape draw:style-name="gr5" draw:text-style-name="P5" xml:id="id23" draw:id="id23" draw:layer="layout" svg:width="1.29cm" svg:height="0.645cm" svg:x="23.516cm" svg:y="2.765cm">
            <text:p text:style-name="P2"><text:span text:style-name="T1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27" draw:id="id27" draw:layer="layout" svg:width="1.29cm" svg:height="0.645cm" svg:x="22.775cm" svg:y="4.48cm">
            <text:p text:style-name="P2"><text:span text:style-name="T11">2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24" draw:id="id24" draw:layer="layout" svg:width="1.29cm" svg:height="0.645cm" svg:x="21.294cm" svg:y="3.61cm">
            <text:p text:style-name="P6"><text:span text:style-name="T12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28" draw:id="id28" draw:layer="layout" svg:width="1.29cm" svg:height="0.645cm" svg:x="24.786cm" svg:y="4.48cm">
            <text:p text:style-name="P2"><text:span text:style-name="T1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9" xml:id="id31" draw:id="id31" draw:layer="layout" svg:width="1.29cm" svg:height="0.645cm" svg:x="20.553cm" svg:y="5.45cm">
            <text:p text:style-name="P8"><text:span text:style-name="T13">1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33" draw:id="id33" draw:layer="layout" svg:width="1.29cm" svg:height="0.645cm" svg:x="23.516cm" svg:y="5.45cm">
            <text:p text:style-name="P2"><text:span text:style-name="T1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32" draw:id="id32" draw:layer="layout" svg:width="1.29cm" svg:height="0.645cm" svg:x="22.034cm" svg:y="5.44cm">
            <text:p text:style-name="P2"><text:span text:style-name="T1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25" draw:id="id25" draw:layer="layout" svg:width="1.29cm" svg:height="0.645cm" svg:x="25.521cm" svg:y="3.61cm">
            <text:p text:style-name="P2"><text:span text:style-name="T11">2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29" draw:id="id29" draw:layer="layout" svg:width="1.29cm" svg:height="0.645cm" svg:x="26.256cm" svg:y="4.47cm">
            <text:p text:style-name="P2"><text:span text:style-name="T1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9" xml:id="id26" draw:id="id26" draw:layer="layout" svg:width="1.29cm" svg:height="0.645cm" svg:x="19.812cm" svg:y="4.48cm">
            <text:p text:style-name="P8"><text:span text:style-name="T13">2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30" draw:id="id30" draw:layer="layout" svg:width="1.29cm" svg:height="0.645cm" svg:x="19.071cm" svg:y="5.44cm">
            <text:p text:style-name="P2"><text:span text:style-name="T11">9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6" draw:text-style-name="P2" draw:layer="layout" svg:width="1.17cm" svg:height="1.17cm" svg:x="9.04cm" svg:y="3.738cm">
          <text:p/>
          <draw:enhanced-geometry svg:viewBox="0 0 21600 21600" draw:text-areas="0 ?f0 ?f5 ?f2" draw:mirror-horizontal="false" draw:mirror-vertical="false" draw:type="right-arrow" draw:modifiers="11607.2383949646 4741.463414634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17cm" svg:height="1.17cm" svg:x="18.415cm" svg:y="3.738cm">
          <text:p/>
          <draw:enhanced-geometry svg:viewBox="0 0 21600 21600" draw:text-areas="0 ?f0 ?f5 ?f2" draw:mirror-horizontal="false" draw:mirror-vertical="false" draw:type="right-arrow" draw:modifiers="11607.2383949646 4741.463414634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onnector draw:style-name="gr3" draw:text-style-name="P2" draw:layer="layout" draw:type="line" svg:x1="5.004cm" svg:y1="7.41cm" svg:x2="3.694cm" svg:y2="7.798cm" draw:start-shape="id34" draw:start-glue-point="7" draw:end-shape="id35" draw:end-glue-point="11" svg:d="m5004 7410-1310 388">
            <text:p/>
          </draw:connector>
          <draw:connector draw:style-name="gr3" draw:text-style-name="P2" draw:layer="layout" draw:type="line" svg:x1="5.916cm" svg:y1="7.41cm" svg:x2="7.009cm" svg:y2="7.798cm" draw:start-shape="id34" draw:start-glue-point="9" draw:end-shape="id36" draw:end-glue-point="5" svg:d="m5916 7410 1093 388">
            <text:p/>
          </draw:connector>
          <draw:connector draw:style-name="gr3" draw:text-style-name="P2" draw:layer="layout" draw:type="line" svg:x1="2.782cm" svg:y1="8.255cm" svg:x2="1.756cm" svg:y2="8.574cm" draw:start-shape="id35" draw:start-glue-point="7" draw:end-shape="id37" draw:end-glue-point="4" svg:d="m2782 8255-1026 319">
            <text:p/>
          </draw:connector>
          <draw:connector draw:style-name="gr3" draw:text-style-name="P2" draw:layer="layout" draw:type="line" svg:x1="3.694cm" svg:y1="8.255cm" svg:x2="4.719cm" svg:y2="8.574cm" draw:start-shape="id35" draw:start-glue-point="9" draw:end-shape="id38" draw:end-glue-point="4" svg:d="m3694 8255 1025 319">
            <text:p/>
          </draw:connector>
          <draw:connector draw:style-name="gr3" draw:text-style-name="P2" draw:layer="layout" draw:type="line" svg:x1="7.009cm" svg:y1="8.255cm" svg:x2="6.73cm" svg:y2="8.574cm" draw:start-shape="id36" draw:start-glue-point="7" draw:end-shape="id39" draw:end-glue-point="4" svg:d="m7009 8255-279 319">
            <text:p/>
          </draw:connector>
          <draw:connector draw:style-name="gr3" draw:text-style-name="P2" draw:layer="layout" draw:type="line" svg:x1="7.921cm" svg:y1="8.255cm" svg:x2="8.2cm" svg:y2="8.564cm" draw:start-shape="id36" draw:start-glue-point="9" draw:end-shape="id40" draw:end-glue-point="4" svg:d="m7921 8255 279 309">
            <text:p/>
          </draw:connector>
          <draw:connector draw:style-name="gr3" draw:text-style-name="P2" draw:layer="layout" draw:type="line" svg:x1="1.3cm" svg:y1="9.125cm" svg:x2="1.015cm" svg:y2="9.534cm" draw:start-shape="id37" draw:start-glue-point="7" draw:end-shape="id41" draw:end-glue-point="4" svg:d="m1300 9125-285 409">
            <text:p/>
          </draw:connector>
          <draw:connector draw:style-name="gr3" draw:text-style-name="P2" draw:layer="layout" draw:type="line" svg:x1="2.212cm" svg:y1="9.125cm" svg:x2="2.497cm" svg:y2="9.544cm" draw:start-shape="id37" draw:start-glue-point="9" draw:end-shape="id42" draw:end-glue-point="4" svg:d="m2212 9125 285 419">
            <text:p/>
          </draw:connector>
          <draw:connector draw:style-name="gr3" draw:text-style-name="P2" draw:layer="layout" draw:type="line" svg:x1="4.263cm" svg:y1="9.125cm" svg:x2="3.978cm" svg:y2="9.534cm" draw:start-shape="id38" draw:start-glue-point="7" draw:end-shape="id43" draw:end-glue-point="4" svg:d="m4263 9125-285 409">
            <text:p/>
          </draw:connector>
          <draw:connector draw:style-name="gr3" draw:text-style-name="P2" draw:layer="layout" draw:type="line" svg:x1="5.175cm" svg:y1="9.125cm" svg:x2="5.46cm" svg:y2="9.544cm" draw:start-shape="id38" draw:start-glue-point="9" draw:end-shape="id44" draw:end-glue-point="4" svg:d="m5175 9125 285 419">
            <text:p/>
          </draw:connector>
          <draw:frame draw:style-name="gr4" draw:layer="layout" svg:width="3.203cm" svg:height="1.395cm" svg:x="0.635cm" svg:y="6.646cm">
            <draw:text-box>
              <text:p><text:span text:style-name="T10">heapify(4):</text:span><text:span text:style-name="T10"><text:line-break/></text:span><text:span text:style-name="T10">[2]</text:span></text:p>
            </draw:text-box>
          </draw:frame>
          <draw:custom-shape draw:style-name="gr5" draw:text-style-name="P7" xml:id="id34" draw:id="id34" draw:layer="layout" svg:width="1.29cm" svg:height="0.645cm" svg:x="4.815cm" svg:y="6.859cm">
            <text:p text:style-name="P6"><text:span text:style-name="T12">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9" xml:id="id38" draw:id="id38" draw:layer="layout" svg:width="1.29cm" svg:height="0.645cm" svg:x="4.074cm" svg:y="8.574cm">
            <text:p text:style-name="P8"><text:span text:style-name="T13">8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9" xml:id="id35" draw:id="id35" draw:layer="layout" svg:width="1.29cm" svg:height="0.645cm" svg:x="2.593cm" svg:y="7.704cm">
            <text:p text:style-name="P8"><text:span text:style-name="T13">2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39" draw:id="id39" draw:layer="layout" svg:width="1.29cm" svg:height="0.645cm" svg:x="6.085cm" svg:y="8.574cm">
            <text:p text:style-name="P2"><text:span text:style-name="T11">5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42" draw:id="id42" draw:layer="layout" svg:width="1.29cm" svg:height="0.645cm" svg:x="1.852cm" svg:y="9.544cm">
            <text:p text:style-name="P2"><text:span text:style-name="T11">1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44" draw:id="id44" draw:layer="layout" svg:width="1.29cm" svg:height="0.645cm" svg:x="4.815cm" svg:y="9.544cm">
            <text:p text:style-name="P2"><text:span text:style-name="T11">3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9" xml:id="id43" draw:id="id43" draw:layer="layout" svg:width="1.29cm" svg:height="0.645cm" svg:x="3.333cm" svg:y="9.534cm">
            <text:p text:style-name="P8"><text:span text:style-name="T13">4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36" draw:id="id36" draw:layer="layout" svg:width="1.29cm" svg:height="0.645cm" svg:x="6.82cm" svg:y="7.704cm">
            <text:p text:style-name="P2"><text:span text:style-name="T11">25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40" draw:id="id40" draw:layer="layout" svg:width="1.29cm" svg:height="0.645cm" svg:x="7.555cm" svg:y="8.564cm">
            <text:p text:style-name="P2"><text:span text:style-name="T11">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37" draw:id="id37" draw:layer="layout" svg:width="1.29cm" svg:height="0.645cm" svg:x="1.111cm" svg:y="8.574cm">
            <text:p text:style-name="P2"><text:span text:style-name="T11">2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41" draw:id="id41" draw:layer="layout" svg:width="1.29cm" svg:height="0.645cm" svg:x="0.37cm" svg:y="9.534cm">
            <text:p text:style-name="P2"><text:span text:style-name="T11">9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onnector draw:style-name="gr3" draw:text-style-name="P2" draw:layer="layout" draw:type="line" svg:x1="14.305cm" svg:y1="7.517cm" svg:x2="12.995cm" svg:y2="7.905cm" draw:start-shape="id45" draw:start-glue-point="7" draw:end-shape="id46" draw:end-glue-point="11" svg:d="m14305 7517-1310 388">
            <text:p/>
          </draw:connector>
          <draw:connector draw:style-name="gr3" draw:text-style-name="P2" draw:layer="layout" draw:type="line" svg:x1="15.217cm" svg:y1="7.517cm" svg:x2="16.31cm" svg:y2="7.905cm" draw:start-shape="id45" draw:start-glue-point="9" draw:end-shape="id47" draw:end-glue-point="5" svg:d="m15217 7517 1093 388">
            <text:p/>
          </draw:connector>
          <draw:connector draw:style-name="gr3" draw:text-style-name="P2" draw:layer="layout" draw:type="line" svg:x1="12.083cm" svg:y1="8.362cm" svg:x2="11.057cm" svg:y2="8.681cm" draw:start-shape="id46" draw:start-glue-point="7" draw:end-shape="id48" draw:end-glue-point="4" svg:d="m12083 8362-1026 319">
            <text:p/>
          </draw:connector>
          <draw:connector draw:style-name="gr3" draw:text-style-name="P2" draw:layer="layout" draw:type="line" svg:x1="12.995cm" svg:y1="8.362cm" svg:x2="14.02cm" svg:y2="8.681cm" draw:start-shape="id46" draw:start-glue-point="9" draw:end-shape="id49" draw:end-glue-point="4" svg:d="m12995 8362 1025 319">
            <text:p/>
          </draw:connector>
          <draw:connector draw:style-name="gr3" draw:text-style-name="P2" draw:layer="layout" draw:type="line" svg:x1="16.31cm" svg:y1="8.362cm" svg:x2="16.031cm" svg:y2="8.681cm" draw:start-shape="id47" draw:start-glue-point="7" draw:end-shape="id50" draw:end-glue-point="4" svg:d="m16310 8362-279 319">
            <text:p/>
          </draw:connector>
          <draw:connector draw:style-name="gr3" draw:text-style-name="P2" draw:layer="layout" draw:type="line" svg:x1="17.222cm" svg:y1="8.362cm" svg:x2="17.501cm" svg:y2="8.671cm" draw:start-shape="id47" draw:start-glue-point="9" draw:end-shape="id51" draw:end-glue-point="4" svg:d="m17222 8362 279 309">
            <text:p/>
          </draw:connector>
          <draw:connector draw:style-name="gr3" draw:text-style-name="P2" draw:layer="layout" draw:type="line" svg:x1="10.601cm" svg:y1="9.232cm" svg:x2="10.316cm" svg:y2="9.641cm" draw:start-shape="id48" draw:start-glue-point="7" draw:end-shape="id52" draw:end-glue-point="4" svg:d="m10601 9232-285 409">
            <text:p/>
          </draw:connector>
          <draw:connector draw:style-name="gr3" draw:text-style-name="P2" draw:layer="layout" draw:type="line" svg:x1="11.513cm" svg:y1="9.232cm" svg:x2="11.798cm" svg:y2="9.651cm" draw:start-shape="id48" draw:start-glue-point="9" draw:end-shape="id53" draw:end-glue-point="4" svg:d="m11513 9232 285 419">
            <text:p/>
          </draw:connector>
          <draw:connector draw:style-name="gr3" draw:text-style-name="P2" draw:layer="layout" draw:type="line" svg:x1="13.564cm" svg:y1="9.232cm" svg:x2="13.279cm" svg:y2="9.641cm" draw:start-shape="id49" draw:start-glue-point="7" draw:end-shape="id54" draw:end-glue-point="4" svg:d="m13564 9232-285 409">
            <text:p/>
          </draw:connector>
          <draw:connector draw:style-name="gr3" draw:text-style-name="P2" draw:layer="layout" draw:type="line" svg:x1="14.476cm" svg:y1="9.232cm" svg:x2="14.761cm" svg:y2="9.651cm" draw:start-shape="id49" draw:start-glue-point="9" draw:end-shape="id55" draw:end-glue-point="4" svg:d="m14476 9232 285 419">
            <text:p/>
          </draw:connector>
          <draw:frame draw:style-name="gr4" draw:layer="layout" svg:width="3.203cm" svg:height="1.395cm" svg:x="9.936cm" svg:y="6.753cm">
            <draw:text-box>
              <text:p><text:span text:style-name="T10">heapify(7):</text:span></text:p>
              <text:p><text:span text:style-name="T10">[3]</text:span></text:p>
            </draw:text-box>
          </draw:frame>
          <draw:custom-shape draw:style-name="gr5" draw:text-style-name="P9" xml:id="id45" draw:id="id45" draw:layer="layout" svg:width="1.29cm" svg:height="0.645cm" svg:x="14.116cm" svg:y="6.966cm">
            <text:p text:style-name="P8"><text:span text:style-name="T13">2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49" draw:id="id49" draw:layer="layout" svg:width="1.29cm" svg:height="0.645cm" svg:x="13.375cm" svg:y="8.681cm">
            <text:p text:style-name="P2"><text:span text:style-name="T11">8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9" xml:id="id46" draw:id="id46" draw:layer="layout" svg:width="1.29cm" svg:height="0.645cm" svg:x="11.894cm" svg:y="7.811cm">
            <text:p text:style-name="P8"><text:span text:style-name="T13">2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50" draw:id="id50" draw:layer="layout" svg:width="1.29cm" svg:height="0.645cm" svg:x="15.386cm" svg:y="8.681cm">
            <text:p text:style-name="P2"><text:span text:style-name="T11">5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9" xml:id="id53" draw:id="id53" draw:layer="layout" svg:width="1.29cm" svg:height="0.645cm" svg:x="11.153cm" svg:y="9.651cm">
            <text:p text:style-name="P8"><text:span text:style-name="T13">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7" xml:id="id55" draw:id="id55" draw:layer="layout" svg:width="1.29cm" svg:height="0.645cm" svg:x="14.116cm" svg:y="9.651cm">
            <text:p text:style-name="P6"><text:span text:style-name="T12">3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54" draw:id="id54" draw:layer="layout" svg:width="1.29cm" svg:height="0.645cm" svg:x="12.634cm" svg:y="9.641cm">
            <text:p text:style-name="P2"><text:span text:style-name="T11">4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47" draw:id="id47" draw:layer="layout" svg:width="1.29cm" svg:height="0.645cm" svg:x="16.121cm" svg:y="7.811cm">
            <text:p text:style-name="P2"><text:span text:style-name="T11">25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51" draw:id="id51" draw:layer="layout" svg:width="1.29cm" svg:height="0.645cm" svg:x="16.856cm" svg:y="8.671cm">
            <text:p text:style-name="P2"><text:span text:style-name="T11">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9" xml:id="id48" draw:id="id48" draw:layer="layout" svg:width="1.29cm" svg:height="0.645cm" svg:x="10.412cm" svg:y="8.681cm">
            <text:p text:style-name="P8"><text:span text:style-name="T13">1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52" draw:id="id52" draw:layer="layout" svg:width="1.29cm" svg:height="0.645cm" svg:x="9.671cm" svg:y="9.641cm">
            <text:p text:style-name="P2"><text:span text:style-name="T11">9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onnector draw:style-name="gr3" draw:text-style-name="P2" draw:layer="layout" draw:type="line" svg:x1="23.705cm" svg:y1="7.517cm" svg:x2="22.395cm" svg:y2="7.905cm" draw:start-shape="id56" draw:start-glue-point="7" draw:end-shape="id57" draw:end-glue-point="11" svg:d="m23705 7517-1310 388">
            <text:p/>
          </draw:connector>
          <draw:connector draw:style-name="gr3" draw:text-style-name="P2" draw:layer="layout" draw:type="line" svg:x1="24.617cm" svg:y1="7.517cm" svg:x2="25.71cm" svg:y2="7.905cm" draw:start-shape="id56" draw:start-glue-point="9" draw:end-shape="id58" draw:end-glue-point="5" svg:d="m24617 7517 1093 388">
            <text:p/>
          </draw:connector>
          <draw:connector draw:style-name="gr3" draw:text-style-name="P2" draw:layer="layout" draw:type="line" svg:x1="21.483cm" svg:y1="8.362cm" svg:x2="20.457cm" svg:y2="8.681cm" draw:start-shape="id57" draw:start-glue-point="7" draw:end-shape="id59" draw:end-glue-point="4" svg:d="m21483 8362-1026 319">
            <text:p/>
          </draw:connector>
          <draw:connector draw:style-name="gr3" draw:text-style-name="P2" draw:layer="layout" draw:type="line" svg:x1="22.395cm" svg:y1="8.362cm" svg:x2="23.42cm" svg:y2="8.681cm" draw:start-shape="id57" draw:start-glue-point="9" draw:end-shape="id60" draw:end-glue-point="4" svg:d="m22395 8362 1025 319">
            <text:p/>
          </draw:connector>
          <draw:connector draw:style-name="gr3" draw:text-style-name="P2" draw:layer="layout" draw:type="line" svg:x1="25.71cm" svg:y1="8.362cm" svg:x2="25.431cm" svg:y2="8.681cm" draw:start-shape="id58" draw:start-glue-point="7" draw:end-shape="id61" draw:end-glue-point="4" svg:d="m25710 8362-279 319">
            <text:p/>
          </draw:connector>
          <draw:connector draw:style-name="gr3" draw:text-style-name="P2" draw:layer="layout" draw:type="line" svg:x1="26.622cm" svg:y1="8.362cm" svg:x2="26.901cm" svg:y2="8.671cm" draw:start-shape="id58" draw:start-glue-point="9" draw:end-shape="id62" draw:end-glue-point="4" svg:d="m26622 8362 279 309">
            <text:p/>
          </draw:connector>
          <draw:connector draw:style-name="gr3" draw:text-style-name="P2" draw:layer="layout" draw:type="line" svg:x1="20.001cm" svg:y1="9.232cm" svg:x2="19.716cm" svg:y2="9.641cm" draw:start-shape="id59" draw:start-glue-point="7" draw:end-shape="id63" draw:end-glue-point="4" svg:d="m20001 9232-285 409">
            <text:p/>
          </draw:connector>
          <draw:connector draw:style-name="gr3" draw:text-style-name="P2" draw:layer="layout" draw:type="line" svg:x1="20.913cm" svg:y1="9.232cm" svg:x2="21.198cm" svg:y2="9.651cm" draw:start-shape="id59" draw:start-glue-point="9" draw:end-shape="id64" draw:end-glue-point="4" svg:d="m20913 9232 285 419">
            <text:p/>
          </draw:connector>
          <draw:connector draw:style-name="gr3" draw:text-style-name="P2" draw:layer="layout" draw:type="line" svg:x1="22.964cm" svg:y1="9.232cm" svg:x2="22.679cm" svg:y2="9.641cm" draw:start-shape="id60" draw:start-glue-point="7" draw:end-shape="id65" draw:end-glue-point="4" svg:d="m22964 9232-285 409">
            <text:p/>
          </draw:connector>
          <draw:frame draw:style-name="gr4" draw:layer="layout" svg:width="3.203cm" svg:height="1.967cm" svg:x="19.336cm" svg:y="6.467cm">
            <draw:text-box>
              <text:p><text:span text:style-name="T10">return 27,</text:span><text:span text:style-name="T10"><text:line-break/></text:span><text:span text:style-name="T10">heapify(3):</text:span><text:span text:style-name="T10"><text:line-break/></text:span><text:span text:style-name="T10">[3]</text:span></text:p>
            </draw:text-box>
          </draw:frame>
          <draw:custom-shape draw:style-name="gr5" draw:text-style-name="P9" xml:id="id56" draw:id="id56" draw:layer="layout" svg:width="1.29cm" svg:height="0.645cm" svg:x="23.516cm" svg:y="6.966cm">
            <text:p text:style-name="P8"><text:span text:style-name="T13">2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60" draw:id="id60" draw:layer="layout" svg:width="1.29cm" svg:height="0.645cm" svg:x="22.775cm" svg:y="8.681cm">
            <text:p text:style-name="P2"><text:span text:style-name="T1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57" draw:id="id57" draw:layer="layout" svg:width="1.29cm" svg:height="0.645cm" svg:x="21.294cm" svg:y="7.811cm">
            <text:p text:style-name="P2"><text:span text:style-name="T11">2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9" xml:id="id61" draw:id="id61" draw:layer="layout" svg:width="1.29cm" svg:height="0.645cm" svg:x="24.786cm" svg:y="8.681cm">
            <text:p text:style-name="P8"><text:span text:style-name="T13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64" draw:id="id64" draw:layer="layout" svg:width="1.29cm" svg:height="0.645cm" svg:x="20.553cm" svg:y="9.651cm">
            <text:p text:style-name="P2"><text:span text:style-name="T1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draw:layer="layout" svg:width="1.29cm" svg:height="0.645cm" svg:x="23.516cm" svg:y="9.651cm">
            <text:p text:style-name="P10"><text:span text:style-name="T14">2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65" draw:id="id65" draw:layer="layout" svg:width="1.29cm" svg:height="0.645cm" svg:x="22.034cm" svg:y="9.641cm">
            <text:p text:style-name="P2"><text:span text:style-name="T1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9" xml:id="id58" draw:id="id58" draw:layer="layout" svg:width="1.29cm" svg:height="0.645cm" svg:x="25.521cm" svg:y="7.811cm">
            <text:p text:style-name="P8"><text:span text:style-name="T13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62" draw:id="id62" draw:layer="layout" svg:width="1.29cm" svg:height="0.645cm" svg:x="26.256cm" svg:y="8.671cm">
            <text:p text:style-name="P2"><text:span text:style-name="T1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59" draw:id="id59" draw:layer="layout" svg:width="1.29cm" svg:height="0.645cm" svg:x="19.812cm" svg:y="8.681cm">
            <text:p text:style-name="P2"><text:span text:style-name="T11">1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63" draw:id="id63" draw:layer="layout" svg:width="1.29cm" svg:height="0.645cm" svg:x="19.071cm" svg:y="9.641cm">
            <text:p text:style-name="P2"><text:span text:style-name="T11">9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6" draw:text-style-name="P2" draw:layer="layout" svg:width="1.17cm" svg:height="1.17cm" svg:x="9.04cm" svg:y="7.939cm">
          <text:p/>
          <draw:enhanced-geometry svg:viewBox="0 0 21600 21600" draw:text-areas="0 ?f0 ?f5 ?f2" draw:mirror-horizontal="false" draw:mirror-vertical="false" draw:type="right-arrow" draw:modifiers="11607.2383949646 4741.463414634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17cm" svg:height="1.17cm" svg:x="18.415cm" svg:y="7.939cm">
          <text:p/>
          <draw:enhanced-geometry svg:viewBox="0 0 21600 21600" draw:text-areas="0 ?f0 ?f5 ?f2" draw:mirror-horizontal="false" draw:mirror-vertical="false" draw:type="right-arrow" draw:modifiers="11607.2383949646 4741.463414634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onnector draw:style-name="gr3" draw:text-style-name="P2" draw:layer="layout" draw:type="line" svg:x1="5.004cm" svg:y1="11.809cm" svg:x2="3.694cm" svg:y2="12.197cm" draw:start-shape="id66" draw:start-glue-point="7" draw:end-shape="id67" draw:end-glue-point="11" svg:d="m5004 11809-1310 388">
            <text:p/>
          </draw:connector>
          <draw:connector draw:style-name="gr3" draw:text-style-name="P2" draw:layer="layout" draw:type="line" svg:x1="5.916cm" svg:y1="11.809cm" svg:x2="7.009cm" svg:y2="12.197cm" draw:start-shape="id66" draw:start-glue-point="9" draw:end-shape="id68" draw:end-glue-point="5" svg:d="m5916 11809 1093 388">
            <text:p/>
          </draw:connector>
          <draw:connector draw:style-name="gr3" draw:text-style-name="P2" draw:layer="layout" draw:type="line" svg:x1="2.782cm" svg:y1="12.654cm" svg:x2="1.756cm" svg:y2="12.973cm" draw:start-shape="id67" draw:start-glue-point="7" draw:end-shape="id69" draw:end-glue-point="4" svg:d="m2782 12654-1026 319">
            <text:p/>
          </draw:connector>
          <draw:connector draw:style-name="gr3" draw:text-style-name="P2" draw:layer="layout" draw:type="line" svg:x1="3.694cm" svg:y1="12.654cm" svg:x2="4.719cm" svg:y2="12.973cm" draw:start-shape="id67" draw:start-glue-point="9" draw:end-shape="id70" draw:end-glue-point="4" svg:d="m3694 12654 1025 319">
            <text:p/>
          </draw:connector>
          <draw:connector draw:style-name="gr3" draw:text-style-name="P2" draw:layer="layout" draw:type="line" svg:x1="7.009cm" svg:y1="12.654cm" svg:x2="6.73cm" svg:y2="12.973cm" draw:start-shape="id68" draw:start-glue-point="7" draw:end-shape="id71" draw:end-glue-point="4" svg:d="m7009 12654-279 319">
            <text:p/>
          </draw:connector>
          <draw:connector draw:style-name="gr3" draw:text-style-name="P2" draw:layer="layout" draw:type="line" svg:x1="7.921cm" svg:y1="12.654cm" svg:x2="8.2cm" svg:y2="12.963cm" draw:start-shape="id68" draw:start-glue-point="9" draw:end-shape="id72" draw:end-glue-point="4" svg:d="m7921 12654 279 309">
            <text:p/>
          </draw:connector>
          <draw:connector draw:style-name="gr3" draw:text-style-name="P2" draw:layer="layout" draw:type="line" svg:x1="1.3cm" svg:y1="13.524cm" svg:x2="1.015cm" svg:y2="13.933cm" draw:start-shape="id69" draw:start-glue-point="7" draw:end-shape="id73" draw:end-glue-point="4" svg:d="m1300 13524-285 409">
            <text:p/>
          </draw:connector>
          <draw:connector draw:style-name="gr3" draw:text-style-name="P2" draw:layer="layout" draw:type="line" svg:x1="2.212cm" svg:y1="13.524cm" svg:x2="2.497cm" svg:y2="13.943cm" draw:start-shape="id69" draw:start-glue-point="9" draw:end-shape="id74" draw:end-glue-point="4" svg:d="m2212 13524 285 419">
            <text:p/>
          </draw:connector>
          <draw:frame draw:style-name="gr4" draw:layer="layout" svg:width="3.034cm" svg:height="1.967cm" svg:x="0.635cm" svg:y="10.759cm">
            <draw:text-box>
              <text:p><text:span text:style-name="T10">return 25,</text:span></text:p>
              <text:p><text:span text:style-name="T10">heapify(4)</text:span></text:p>
              <text:p><text:span text:style-name="T10">[4]</text:span></text:p>
            </draw:text-box>
          </draw:frame>
          <draw:custom-shape draw:style-name="gr5" draw:text-style-name="P9" xml:id="id66" draw:id="id66" draw:layer="layout" svg:width="1.29cm" svg:height="0.645cm" svg:x="4.815cm" svg:y="11.258cm">
            <text:p text:style-name="P8"><text:span text:style-name="T13">2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70" draw:id="id70" draw:layer="layout" svg:width="1.29cm" svg:height="0.645cm" svg:x="4.074cm" svg:y="12.973cm">
            <text:p text:style-name="P2"><text:span text:style-name="T11">8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9" xml:id="id67" draw:id="id67" draw:layer="layout" svg:width="1.29cm" svg:height="0.645cm" svg:x="2.593cm" svg:y="12.103cm">
            <text:p text:style-name="P8"><text:span text:style-name="T13">1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71" draw:id="id71" draw:layer="layout" svg:width="1.29cm" svg:height="0.645cm" svg:x="6.085cm" svg:y="12.973cm">
            <text:p text:style-name="P2"><text:span text:style-name="T11">3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7" xml:id="id74" draw:id="id74" draw:layer="layout" svg:width="1.29cm" svg:height="0.645cm" svg:x="1.852cm" svg:y="13.943cm">
            <text:p text:style-name="P6"><text:span text:style-name="T12">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4.815cm" svg:y="13.943cm">
            <text:p text:style-name="P11"><text:span text:style-name="T15">2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3.333cm" svg:y="13.933cm">
            <text:p text:style-name="P11"><text:span text:style-name="T15">25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68" draw:id="id68" draw:layer="layout" svg:width="1.29cm" svg:height="0.645cm" svg:x="6.82cm" svg:y="12.103cm">
            <text:p text:style-name="P2"><text:span text:style-name="T11">5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72" draw:id="id72" draw:layer="layout" svg:width="1.29cm" svg:height="0.645cm" svg:x="7.555cm" svg:y="12.963cm">
            <text:p text:style-name="P2"><text:span text:style-name="T11">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9" xml:id="id69" draw:id="id69" draw:layer="layout" svg:width="1.29cm" svg:height="0.645cm" svg:x="1.111cm" svg:y="12.973cm">
            <text:p text:style-name="P8"><text:span text:style-name="T13">9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9" xml:id="id73" draw:id="id73" draw:layer="layout" svg:width="1.29cm" svg:height="0.645cm" svg:x="0.37cm" svg:y="13.933cm">
            <text:p text:style-name="P8"><text:span text:style-name="T13">4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onnector draw:style-name="gr3" draw:text-style-name="P2" draw:layer="layout" draw:type="line" svg:x1="14.305cm" svg:y1="11.916cm" svg:x2="12.995cm" svg:y2="12.304cm" draw:start-shape="id75" draw:start-glue-point="7" draw:end-shape="id76" draw:end-glue-point="11" svg:d="m14305 11916-1310 388">
            <text:p/>
          </draw:connector>
          <draw:connector draw:style-name="gr3" draw:text-style-name="P2" draw:layer="layout" draw:type="line" svg:x1="15.217cm" svg:y1="11.916cm" svg:x2="16.31cm" svg:y2="12.304cm" draw:start-shape="id75" draw:start-glue-point="9" draw:end-shape="id77" draw:end-glue-point="5" svg:d="m15217 11916 1093 388">
            <text:p/>
          </draw:connector>
          <draw:connector draw:style-name="gr3" draw:text-style-name="P2" draw:layer="layout" draw:type="line" svg:x1="12.083cm" svg:y1="12.761cm" svg:x2="11.057cm" svg:y2="13.08cm" draw:start-shape="id76" draw:start-glue-point="7" draw:end-shape="id78" draw:end-glue-point="4" svg:d="m12083 12761-1026 319">
            <text:p/>
          </draw:connector>
          <draw:connector draw:style-name="gr3" draw:text-style-name="P2" draw:layer="layout" draw:type="line" svg:x1="12.995cm" svg:y1="12.761cm" svg:x2="14.02cm" svg:y2="13.08cm" draw:start-shape="id76" draw:start-glue-point="9" draw:end-shape="id79" draw:end-glue-point="4" svg:d="m12995 12761 1025 319">
            <text:p/>
          </draw:connector>
          <draw:connector draw:style-name="gr3" draw:text-style-name="P2" draw:layer="layout" draw:type="line" svg:x1="16.31cm" svg:y1="12.761cm" svg:x2="16.031cm" svg:y2="13.08cm" draw:start-shape="id77" draw:start-glue-point="7" draw:end-shape="id80" draw:end-glue-point="4" svg:d="m16310 12761-279 319">
            <text:p/>
          </draw:connector>
          <draw:connector draw:style-name="gr3" draw:text-style-name="P2" draw:layer="layout" draw:type="line" svg:x1="17.222cm" svg:y1="12.761cm" svg:x2="17.501cm" svg:y2="13.07cm" draw:start-shape="id77" draw:start-glue-point="9" draw:end-shape="id81" draw:end-glue-point="4" svg:d="m17222 12761 279 309">
            <text:p/>
          </draw:connector>
          <draw:connector draw:style-name="gr3" draw:text-style-name="P2" draw:layer="layout" draw:type="line" svg:x1="10.601cm" svg:y1="13.631cm" svg:x2="10.316cm" svg:y2="14.04cm" draw:start-shape="id78" draw:start-glue-point="7" draw:end-shape="id82" draw:end-glue-point="4" svg:d="m10601 13631-285 409">
            <text:p/>
          </draw:connector>
          <draw:frame draw:style-name="gr4" draw:layer="layout" svg:width="3.034cm" svg:height="1.967cm" svg:x="9.936cm" svg:y="10.866cm">
            <draw:text-box>
              <text:p><text:span text:style-name="T10">return 22,</text:span></text:p>
              <text:p><text:span text:style-name="T10">heapify(7)</text:span></text:p>
              <text:p><text:span text:style-name="T10">[3]</text:span></text:p>
            </draw:text-box>
          </draw:frame>
          <draw:custom-shape draw:style-name="gr5" draw:text-style-name="P9" xml:id="id75" draw:id="id75" draw:layer="layout" svg:width="1.29cm" svg:height="0.645cm" svg:x="14.116cm" svg:y="11.365cm">
            <text:p text:style-name="P8"><text:span text:style-name="T13">1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79" draw:id="id79" draw:layer="layout" svg:width="1.29cm" svg:height="0.645cm" svg:x="13.375cm" svg:y="13.08cm">
            <text:p text:style-name="P2"><text:span text:style-name="T11">8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9" xml:id="id76" draw:id="id76" draw:layer="layout" svg:width="1.29cm" svg:height="0.645cm" svg:x="11.894cm" svg:y="12.21cm">
            <text:p text:style-name="P8"><text:span text:style-name="T13">9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80" draw:id="id80" draw:layer="layout" svg:width="1.29cm" svg:height="0.645cm" svg:x="15.386cm" svg:y="13.08cm">
            <text:p text:style-name="P2"><text:span text:style-name="T11">3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11.153cm" svg:y="14.05cm">
            <text:p text:style-name="P11"><text:span text:style-name="T15">2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14.116cm" svg:y="14.05cm">
            <text:p text:style-name="P11"><text:span text:style-name="T15">2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12.634cm" svg:y="14.04cm">
            <text:p text:style-name="P11"><text:span text:style-name="T15">25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77" draw:id="id77" draw:layer="layout" svg:width="1.29cm" svg:height="0.645cm" svg:x="16.121cm" svg:y="12.21cm">
            <text:p text:style-name="P2"><text:span text:style-name="T11">5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81" draw:id="id81" draw:layer="layout" svg:width="1.29cm" svg:height="0.645cm" svg:x="16.856cm" svg:y="13.07cm">
            <text:p text:style-name="P2"><text:span text:style-name="T11">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9" xml:id="id78" draw:id="id78" draw:layer="layout" svg:width="1.29cm" svg:height="0.645cm" svg:x="10.412cm" svg:y="13.08cm">
            <text:p text:style-name="P8"><text:span text:style-name="T13">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7" xml:id="id82" draw:id="id82" draw:layer="layout" svg:width="1.29cm" svg:height="0.645cm" svg:x="9.671cm" svg:y="14.04cm">
            <text:p text:style-name="P6"><text:span text:style-name="T12">4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onnector draw:style-name="gr3" draw:text-style-name="P2" draw:layer="layout" draw:type="line" svg:x1="23.705cm" svg:y1="11.916cm" svg:x2="22.395cm" svg:y2="12.304cm" draw:start-shape="id83" draw:start-glue-point="7" draw:end-shape="id84" draw:end-glue-point="11" svg:d="m23705 11916-1310 388">
            <text:p/>
          </draw:connector>
          <draw:connector draw:style-name="gr3" draw:text-style-name="P2" draw:layer="layout" draw:type="line" svg:x1="24.617cm" svg:y1="11.916cm" svg:x2="25.71cm" svg:y2="12.304cm" draw:start-shape="id83" draw:start-glue-point="9" draw:end-shape="id85" draw:end-glue-point="5" svg:d="m24617 11916 1093 388">
            <text:p/>
          </draw:connector>
          <draw:connector draw:style-name="gr3" draw:text-style-name="P2" draw:layer="layout" draw:type="line" svg:x1="21.483cm" svg:y1="12.761cm" svg:x2="20.457cm" svg:y2="13.08cm" draw:start-shape="id84" draw:start-glue-point="7" draw:end-shape="id86" draw:end-glue-point="4" svg:d="m21483 12761-1026 319">
            <text:p/>
          </draw:connector>
          <draw:connector draw:style-name="gr3" draw:text-style-name="P2" draw:layer="layout" draw:type="line" svg:x1="22.395cm" svg:y1="12.761cm" svg:x2="23.42cm" svg:y2="13.08cm" draw:start-shape="id84" draw:start-glue-point="9" draw:end-shape="id87" draw:end-glue-point="4" svg:d="m22395 12761 1025 319">
            <text:p/>
          </draw:connector>
          <draw:connector draw:style-name="gr3" draw:text-style-name="P2" draw:layer="layout" draw:type="line" svg:x1="25.71cm" svg:y1="12.761cm" svg:x2="25.431cm" svg:y2="13.08cm" draw:start-shape="id85" draw:start-glue-point="7" draw:end-shape="id88" draw:end-glue-point="4" svg:d="m25710 12761-279 319">
            <text:p/>
          </draw:connector>
          <draw:connector draw:style-name="gr3" draw:text-style-name="P2" draw:layer="layout" draw:type="line" svg:x1="26.622cm" svg:y1="12.761cm" svg:x2="26.901cm" svg:y2="13.07cm" draw:start-shape="id85" draw:start-glue-point="9" draw:end-shape="id89" draw:end-glue-point="4" svg:d="m26622 12761 279 309">
            <text:p/>
          </draw:connector>
          <draw:frame draw:style-name="gr4" draw:layer="layout" svg:width="3.034cm" svg:height="1.967cm" svg:x="19.336cm" svg:y="10.866cm">
            <draw:text-box>
              <text:p><text:span text:style-name="T10">return 17,</text:span></text:p>
              <text:p><text:span text:style-name="T10">heapify(4)</text:span></text:p>
              <text:p><text:span text:style-name="T10">[3]</text:span></text:p>
            </draw:text-box>
          </draw:frame>
          <draw:custom-shape draw:style-name="gr5" draw:text-style-name="P9" xml:id="id83" draw:id="id83" draw:layer="layout" svg:width="1.29cm" svg:height="0.645cm" svg:x="23.516cm" svg:y="11.365cm">
            <text:p text:style-name="P8"><text:span text:style-name="T13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9" xml:id="id87" draw:id="id87" draw:layer="layout" svg:width="1.29cm" svg:height="0.645cm" svg:x="22.775cm" svg:y="13.08cm">
            <text:p text:style-name="P8"><text:span text:style-name="T13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9" xml:id="id84" draw:id="id84" draw:layer="layout" svg:width="1.29cm" svg:height="0.645cm" svg:x="21.294cm" svg:y="12.21cm">
            <text:p text:style-name="P8"><text:span text:style-name="T13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88" draw:id="id88" draw:layer="layout" svg:width="1.29cm" svg:height="0.645cm" svg:x="24.786cm" svg:y="13.08cm">
            <text:p text:style-name="P2"><text:span text:style-name="T1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draw:layer="layout" svg:width="1.29cm" svg:height="0.645cm" svg:x="20.553cm" svg:y="14.05cm">
            <text:p text:style-name="P11"><text:span text:style-name="T11">2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draw:layer="layout" svg:width="1.29cm" svg:height="0.645cm" svg:x="23.516cm" svg:y="14.05cm">
            <text:p text:style-name="P11"><text:span text:style-name="T11">2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draw:layer="layout" svg:width="1.29cm" svg:height="0.645cm" svg:x="22.034cm" svg:y="14.04cm">
            <text:p text:style-name="P11"><text:span text:style-name="T11">2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85" draw:id="id85" draw:layer="layout" svg:width="1.29cm" svg:height="0.645cm" svg:x="25.521cm" svg:y="12.21cm">
            <text:p text:style-name="P2"><text:span text:style-name="T1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89" draw:id="id89" draw:layer="layout" svg:width="1.29cm" svg:height="0.645cm" svg:x="26.256cm" svg:y="13.07cm">
            <text:p text:style-name="P6"><text:span text:style-name="T1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86" draw:id="id86" draw:layer="layout" svg:width="1.29cm" svg:height="0.645cm" svg:x="19.812cm" svg:y="13.08cm">
            <text:p text:style-name="P2"><text:span text:style-name="T11">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19.071cm" svg:y="14.04cm">
            <text:p text:style-name="P11"><text:span text:style-name="T11">1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6" draw:text-style-name="P2" draw:layer="layout" svg:width="1.17cm" svg:height="1.17cm" svg:x="9.04cm" svg:y="12.338cm">
          <text:p/>
          <draw:enhanced-geometry svg:viewBox="0 0 21600 21600" draw:text-areas="0 ?f0 ?f5 ?f2" draw:mirror-horizontal="false" draw:mirror-vertical="false" draw:type="right-arrow" draw:modifiers="11607.2383949646 4741.463414634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17cm" svg:height="1.17cm" svg:x="18.415cm" svg:y="12.338cm">
          <text:p/>
          <draw:enhanced-geometry svg:viewBox="0 0 21600 21600" draw:text-areas="0 ?f0 ?f5 ?f2" draw:mirror-horizontal="false" draw:mirror-vertical="false" draw:type="right-arrow" draw:modifiers="11607.2383949646 4741.463414634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onnector draw:style-name="gr3" draw:text-style-name="P2" draw:layer="layout" draw:type="line" svg:x1="5.004cm" svg:y1="16.01cm" svg:x2="3.694cm" svg:y2="16.398cm" draw:start-shape="id90" draw:start-glue-point="7" draw:end-shape="id91" draw:end-glue-point="11" svg:d="m5004 16010-1310 388">
            <text:p/>
          </draw:connector>
          <draw:connector draw:style-name="gr3" draw:text-style-name="P2" draw:layer="layout" draw:type="line" svg:x1="5.916cm" svg:y1="16.01cm" svg:x2="7.009cm" svg:y2="16.398cm" draw:start-shape="id90" draw:start-glue-point="9" draw:end-shape="id92" draw:end-glue-point="5" svg:d="m5916 16010 1093 388">
            <text:p/>
          </draw:connector>
          <draw:connector draw:style-name="gr3" draw:text-style-name="P2" draw:layer="layout" draw:type="line" svg:x1="2.782cm" svg:y1="16.855cm" svg:x2="1.756cm" svg:y2="17.174cm" draw:start-shape="id91" draw:start-glue-point="7" draw:end-shape="id93" draw:end-glue-point="4" svg:d="m2782 16855-1026 319">
            <text:p/>
          </draw:connector>
          <draw:connector draw:style-name="gr3" draw:text-style-name="P2" draw:layer="layout" draw:type="line" svg:x1="3.694cm" svg:y1="16.855cm" svg:x2="4.719cm" svg:y2="17.174cm" draw:start-shape="id91" draw:start-glue-point="9" draw:end-shape="id94" draw:end-glue-point="4" svg:d="m3694 16855 1025 319">
            <text:p/>
          </draw:connector>
          <draw:connector draw:style-name="gr3" draw:text-style-name="P2" draw:layer="layout" draw:type="line" svg:x1="7.009cm" svg:y1="16.855cm" svg:x2="6.73cm" svg:y2="17.174cm" draw:start-shape="id92" draw:start-glue-point="7" draw:end-shape="id95" draw:end-glue-point="4" svg:d="m7009 16855-279 319">
            <text:p/>
          </draw:connector>
          <draw:frame draw:style-name="gr4" draw:layer="layout" svg:width="3.034cm" svg:height="1.967cm" svg:x="0.635cm" svg:y="14.96cm">
            <draw:text-box>
              <text:p><text:span text:style-name="T10">return 9,</text:span></text:p>
              <text:p><text:span text:style-name="T10">heapify(2)</text:span></text:p>
              <text:p><text:span text:style-name="T10">[3]</text:span></text:p>
            </draw:text-box>
          </draw:frame>
          <draw:custom-shape draw:style-name="gr5" draw:text-style-name="P9" xml:id="id90" draw:id="id90" draw:layer="layout" svg:width="1.29cm" svg:height="0.645cm" svg:x="4.815cm" svg:y="15.459cm">
            <text:p text:style-name="P8"><text:span text:style-name="T13">8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94" draw:id="id94" draw:layer="layout" svg:width="1.29cm" svg:height="0.645cm" svg:x="4.074cm" svg:y="17.174cm">
            <text:p text:style-name="P2"><text:span text:style-name="T11">4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9" xml:id="id91" draw:id="id91" draw:layer="layout" svg:width="1.29cm" svg:height="0.645cm" svg:x="2.593cm" svg:y="16.304cm">
            <text:p text:style-name="P8"><text:span text:style-name="T13">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7" xml:id="id95" draw:id="id95" draw:layer="layout" svg:width="1.29cm" svg:height="0.645cm" svg:x="6.085cm" svg:y="17.174cm">
            <text:p text:style-name="P6"><text:span text:style-name="T12">3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1.852cm" svg:y="18.144cm">
            <text:p text:style-name="P11"><text:span text:style-name="T11">2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4.815cm" svg:y="18.144cm">
            <text:p text:style-name="P11"><text:span text:style-name="T11">2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3.333cm" svg:y="18.134cm">
            <text:p text:style-name="P11"><text:span text:style-name="T11">25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92" draw:id="id92" draw:layer="layout" svg:width="1.29cm" svg:height="0.645cm" svg:x="6.82cm" svg:y="16.304cm">
            <text:p text:style-name="P2"><text:span text:style-name="T11">5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7.555cm" svg:y="17.164cm">
            <text:p text:style-name="P11"><text:span text:style-name="T15">9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9" xml:id="id93" draw:id="id93" draw:layer="layout" svg:width="1.29cm" svg:height="0.645cm" svg:x="1.111cm" svg:y="17.174cm">
            <text:p text:style-name="P8"><text:span text:style-name="T13">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0.37cm" svg:y="18.134cm">
            <text:p text:style-name="P11"><text:span text:style-name="T11">1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onnector draw:style-name="gr3" draw:text-style-name="P2" draw:layer="layout" draw:type="line" svg:x1="14.305cm" svg:y1="16.117cm" svg:x2="12.995cm" svg:y2="16.505cm" draw:start-shape="id96" draw:start-glue-point="7" draw:end-shape="id97" draw:end-glue-point="11" svg:d="m14305 16117-1310 388">
            <text:p/>
          </draw:connector>
          <draw:connector draw:style-name="gr3" draw:text-style-name="P2" draw:layer="layout" draw:type="line" svg:x1="15.217cm" svg:y1="16.117cm" svg:x2="16.31cm" svg:y2="16.505cm" draw:start-shape="id96" draw:start-glue-point="9" draw:end-shape="id98" draw:end-glue-point="5" svg:d="m15217 16117 1093 388">
            <text:p/>
          </draw:connector>
          <draw:connector draw:style-name="gr3" draw:text-style-name="P2" draw:layer="layout" draw:type="line" svg:x1="12.083cm" svg:y1="16.962cm" svg:x2="11.057cm" svg:y2="17.281cm" draw:start-shape="id97" draw:start-glue-point="7" draw:end-shape="id99" draw:end-glue-point="4" svg:d="m12083 16962-1026 319">
            <text:p/>
          </draw:connector>
          <draw:connector draw:style-name="gr3" draw:text-style-name="P2" draw:layer="layout" draw:type="line" svg:x1="12.995cm" svg:y1="16.962cm" svg:x2="14.02cm" svg:y2="17.281cm" draw:start-shape="id97" draw:start-glue-point="9" draw:end-shape="id100" draw:end-glue-point="4" svg:d="m12995 16962 1025 319">
            <text:p/>
          </draw:connector>
          <draw:frame draw:style-name="gr4" draw:layer="layout" svg:width="3.034cm" svg:height="1.967cm" svg:x="9.936cm" svg:y="15.067cm">
            <draw:text-box>
              <text:p><text:span text:style-name="T10">return 8,</text:span></text:p>
              <text:p><text:span text:style-name="T10">heapify(3)</text:span></text:p>
              <text:p><text:span text:style-name="T10">[3]</text:span></text:p>
            </draw:text-box>
          </draw:frame>
          <draw:custom-shape draw:style-name="gr5" draw:text-style-name="P9" xml:id="id96" draw:id="id96" draw:layer="layout" svg:width="1.29cm" svg:height="0.645cm" svg:x="14.116cm" svg:y="15.566cm">
            <text:p text:style-name="P8"><text:span text:style-name="T13">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9" xml:id="id100" draw:id="id100" draw:layer="layout" svg:width="1.29cm" svg:height="0.645cm" svg:x="13.375cm" svg:y="17.281cm">
            <text:p text:style-name="P8"><text:span text:style-name="T13">3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9" xml:id="id97" draw:id="id97" draw:layer="layout" svg:width="1.29cm" svg:height="0.645cm" svg:x="11.894cm" svg:y="16.411cm">
            <text:p text:style-name="P8"><text:span text:style-name="T13">4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15.386cm" svg:y="17.281cm">
            <text:p text:style-name="P11"><text:span text:style-name="T15">8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11.153cm" svg:y="18.251cm">
            <text:p text:style-name="P11"><text:span text:style-name="T11">2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14.116cm" svg:y="18.251cm">
            <text:p text:style-name="P11"><text:span text:style-name="T11">2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12.634cm" svg:y="18.241cm">
            <text:p text:style-name="P11"><text:span text:style-name="T11">25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98" draw:id="id98" draw:layer="layout" svg:width="1.29cm" svg:height="0.645cm" svg:x="16.121cm" svg:y="16.411cm">
            <text:p text:style-name="P2"><text:span text:style-name="T11">5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16.856cm" svg:y="17.271cm">
            <text:p text:style-name="P11"><text:span text:style-name="T15">9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99" draw:id="id99" draw:layer="layout" svg:width="1.29cm" svg:height="0.645cm" svg:x="10.412cm" svg:y="17.281cm">
            <text:p text:style-name="P2"><text:span text:style-name="T11">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9.671cm" svg:y="18.241cm">
            <text:p text:style-name="P11"><text:span text:style-name="T11">1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onnector draw:style-name="gr3" draw:text-style-name="P2" draw:layer="layout" draw:type="line" svg:x1="23.705cm" svg:y1="16.117cm" svg:x2="22.395cm" svg:y2="16.505cm" draw:start-shape="id101" draw:start-glue-point="7" draw:end-shape="id102" draw:end-glue-point="11" svg:d="m23705 16117-1310 388">
            <text:p/>
          </draw:connector>
          <draw:connector draw:style-name="gr3" draw:text-style-name="P2" draw:layer="layout" draw:type="line" svg:x1="24.617cm" svg:y1="16.117cm" svg:x2="25.71cm" svg:y2="16.505cm" draw:start-shape="id101" draw:start-glue-point="9" draw:end-shape="id103" draw:end-glue-point="5" svg:d="m24617 16117 1093 388">
            <text:p/>
          </draw:connector>
          <draw:connector draw:style-name="gr3" draw:text-style-name="P11" draw:layer="layout" draw:type="line" svg:x1="21.483cm" svg:y1="16.962cm" svg:x2="20.457cm" svg:y2="17.281cm" draw:start-shape="id102" draw:start-glue-point="7" draw:end-shape="id104" draw:end-glue-point="4" svg:d="m21483 16962-1026 319">
            <text:p/>
          </draw:connector>
          <draw:frame draw:style-name="gr4" draw:layer="layout" svg:width="3.034cm" svg:height="1.967cm" svg:x="19.336cm" svg:y="15.067cm">
            <draw:text-box>
              <text:p><text:span text:style-name="T10">return 7,</text:span></text:p>
              <text:p><text:span text:style-name="T10">heapify(3)</text:span></text:p>
              <text:p><text:span text:style-name="T10">[2]</text:span></text:p>
            </draw:text-box>
          </draw:frame>
          <draw:custom-shape draw:style-name="gr5" draw:text-style-name="P9" xml:id="id101" draw:id="id101" draw:layer="layout" svg:width="1.29cm" svg:height="0.645cm" svg:x="23.516cm" svg:y="15.566cm">
            <text:p text:style-name="P8"><text:span text:style-name="T13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draw:layer="layout" svg:width="1.29cm" svg:height="0.645cm" svg:x="22.775cm" svg:y="17.281cm">
            <text:p text:style-name="P11"><text:span text:style-name="T1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102" draw:id="id102" draw:layer="layout" svg:width="1.29cm" svg:height="0.645cm" svg:x="21.294cm" svg:y="16.411cm">
            <text:p text:style-name="P2"><text:span text:style-name="T1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draw:layer="layout" svg:width="1.29cm" svg:height="0.645cm" svg:x="24.786cm" svg:y="17.281cm">
            <text:p text:style-name="P11"><text:span text:style-name="T1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draw:layer="layout" svg:width="1.29cm" svg:height="0.645cm" svg:x="20.553cm" svg:y="18.251cm">
            <text:p text:style-name="P11"><text:span text:style-name="T11">2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draw:layer="layout" svg:width="1.29cm" svg:height="0.645cm" svg:x="23.516cm" svg:y="18.251cm">
            <text:p text:style-name="P11"><text:span text:style-name="T11">2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draw:layer="layout" svg:width="1.29cm" svg:height="0.645cm" svg:x="22.034cm" svg:y="18.241cm">
            <text:p text:style-name="P11"><text:span text:style-name="T11">2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9" xml:id="id103" draw:id="id103" draw:layer="layout" svg:width="1.29cm" svg:height="0.645cm" svg:x="25.521cm" svg:y="16.411cm">
            <text:p text:style-name="P8"><text:span text:style-name="T13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draw:layer="layout" svg:width="1.29cm" svg:height="0.645cm" svg:x="26.256cm" svg:y="17.271cm">
            <text:p text:style-name="P11"><text:span text:style-name="T1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xml:id="id104" draw:id="id104" draw:layer="layout" svg:width="1.29cm" svg:height="0.645cm" svg:x="19.812cm" svg:y="17.281cm">
            <text:p text:style-name="P6"><text:span text:style-name="T12">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19.071cm" svg:y="18.241cm">
            <text:p text:style-name="P11"><text:span text:style-name="T11">1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6" draw:text-style-name="P2" draw:layer="layout" svg:width="1.17cm" svg:height="1.17cm" svg:x="9.04cm" svg:y="16.539cm">
          <text:p/>
          <draw:enhanced-geometry svg:viewBox="0 0 21600 21600" draw:text-areas="0 ?f0 ?f5 ?f2" draw:mirror-horizontal="false" draw:mirror-vertical="false" draw:type="right-arrow" draw:modifiers="11607.2383949646 4741.463414634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17cm" svg:height="1.17cm" svg:x="18.415cm" svg:y="16.539cm">
          <text:p/>
          <draw:enhanced-geometry svg:viewBox="0 0 21600 21600" draw:text-areas="0 ?f0 ?f5 ?f2" draw:mirror-horizontal="false" draw:mirror-vertical="false" draw:type="right-arrow" draw:modifiers="11607.2383949646 4741.463414634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" draw:text-style-name="P2" draw:layer="layout" svg:x1="28cm" svg:y1="6.35cm" svg:x2="0cm" svg:y2="6.35cm">
          <text:p/>
        </draw:line>
        <draw:line draw:style-name="gr7" draw:text-style-name="P2" draw:layer="layout" svg:x1="28cm" svg:y1="10.695cm" svg:x2="0cm" svg:y2="10.695cm">
          <text:p/>
        </draw:line>
        <draw:line draw:style-name="gr7" draw:text-style-name="P2" draw:layer="layout" svg:x1="28cm" svg:y1="14.895cm" svg:x2="0cm" svg:y2="14.895cm">
          <text:p/>
        </draw:lin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Exam 2: solutions #1-2</text:p>
          </draw:text-box>
        </draw:frame>
        <draw:g>
          <draw:connector draw:style-name="gr3" draw:text-style-name="P2" draw:layer="layout" draw:type="line" svg:x1="5.004cm" svg:y1="3.409cm" svg:x2="3.694cm" svg:y2="3.797cm" draw:start-shape="id105" draw:start-glue-point="7" draw:end-shape="id106" draw:end-glue-point="11" svg:d="m5004 3409-1310 388">
            <text:p/>
          </draw:connector>
          <draw:connector draw:style-name="gr3" draw:text-style-name="P2" draw:layer="layout" draw:type="line" svg:x1="5.916cm" svg:y1="3.409cm" svg:x2="7.009cm" svg:y2="3.797cm" draw:start-shape="id105" draw:start-glue-point="9" draw:end-shape="id107" draw:end-glue-point="5" svg:d="m5916 3409 1093 388">
            <text:p/>
          </draw:connector>
          <draw:frame draw:style-name="gr4" draw:layer="layout" svg:width="3.203cm" svg:height="1.967cm" svg:x="0.635cm" svg:y="2.359cm">
            <draw:text-box>
              <text:p><text:span text:style-name="T10">return 5,</text:span></text:p>
              <text:p><text:span text:style-name="T10">heapify(2):</text:span></text:p>
              <text:p><text:span text:style-name="T10">[2]</text:span></text:p>
            </draw:text-box>
          </draw:frame>
          <draw:custom-shape draw:style-name="gr5" draw:text-style-name="P9" xml:id="id105" draw:id="id105" draw:layer="layout" svg:width="1.29cm" svg:height="0.645cm" svg:x="4.815cm" svg:y="2.858cm">
            <text:p text:style-name="P8"><text:span text:style-name="T13">4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4.074cm" svg:y="4.573cm">
            <text:p text:style-name="P11"><text:span text:style-name="T11">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9" xml:id="id106" draw:id="id106" draw:layer="layout" svg:width="1.29cm" svg:height="0.645cm" svg:x="2.593cm" svg:y="3.703cm">
            <text:p text:style-name="P8"><text:span text:style-name="T13">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6.085cm" svg:y="4.573cm">
            <text:p text:style-name="P11"><text:span text:style-name="T11">8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1.852cm" svg:y="5.543cm">
            <text:p text:style-name="P11"><text:span text:style-name="T11">2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4.815cm" svg:y="5.543cm">
            <text:p text:style-name="P11"><text:span text:style-name="T11">2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3.333cm" svg:y="5.533cm">
            <text:p text:style-name="P11"><text:span text:style-name="T11">25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7" xml:id="id107" draw:id="id107" draw:layer="layout" svg:width="1.29cm" svg:height="0.645cm" svg:x="6.82cm" svg:y="3.703cm">
            <text:p text:style-name="P6"><text:span text:style-name="T12">3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7.555cm" svg:y="4.563cm">
            <text:p text:style-name="P11"><text:span text:style-name="T11">9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1.111cm" svg:y="4.573cm">
            <text:p text:style-name="P11"><text:span text:style-name="T11">5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0.37cm" svg:y="5.533cm">
            <text:p text:style-name="P11"><text:span text:style-name="T11">1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onnector draw:style-name="gr3" draw:text-style-name="P11" draw:layer="layout" draw:type="line" svg:x1="14.305cm" svg:y1="3.516cm" svg:x2="12.995cm" svg:y2="3.904cm" draw:start-shape="id108" draw:start-glue-point="7" draw:end-shape="id109" draw:end-glue-point="11" svg:d="m14305 3516-1310 388">
            <text:p/>
          </draw:connector>
          <draw:frame draw:style-name="gr4" draw:layer="layout" svg:width="3.203cm" svg:height="1.967cm" svg:x="9.936cm" svg:y="2.466cm">
            <draw:text-box>
              <text:p><text:span text:style-name="T10">return 4,</text:span></text:p>
              <text:p><text:span text:style-name="T10">heapify(3):</text:span></text:p>
              <text:p><text:span text:style-name="T10">[1]</text:span></text:p>
            </draw:text-box>
          </draw:frame>
          <draw:custom-shape draw:style-name="gr5" draw:text-style-name="P9" xml:id="id108" draw:id="id108" draw:layer="layout" svg:width="1.29cm" svg:height="0.645cm" svg:x="14.116cm" svg:y="2.965cm">
            <text:p text:style-name="P8"><text:span text:style-name="T13">3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13.375cm" svg:y="4.68cm">
            <text:p text:style-name="P11"><text:span text:style-name="T11">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7" xml:id="id109" draw:id="id109" draw:layer="layout" svg:width="1.29cm" svg:height="0.645cm" svg:x="11.894cm" svg:y="3.81cm">
            <text:p text:style-name="P6"><text:span text:style-name="T12">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15.386cm" svg:y="4.68cm">
            <text:p text:style-name="P11"><text:span text:style-name="T11">8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11.153cm" svg:y="5.65cm">
            <text:p text:style-name="P11"><text:span text:style-name="T11">2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14.116cm" svg:y="5.65cm">
            <text:p text:style-name="P11"><text:span text:style-name="T11">2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12.634cm" svg:y="5.64cm">
            <text:p text:style-name="P11"><text:span text:style-name="T11">25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16.121cm" svg:y="3.81cm">
            <text:p text:style-name="P11"><text:span text:style-name="T11">4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16.856cm" svg:y="4.67cm">
            <text:p text:style-name="P11"><text:span text:style-name="T11">9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10.412cm" svg:y="4.68cm">
            <text:p text:style-name="P11"><text:span text:style-name="T11">5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9.671cm" svg:y="5.64cm">
            <text:p text:style-name="P11"><text:span text:style-name="T11">1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frame draw:style-name="gr4" draw:text-style-name="P12" draw:layer="layout" svg:width="3.135cm" svg:height="1.395cm" svg:x="19.336cm" svg:y="2.752cm">
            <draw:text-box>
              <text:p text:style-name="P12"><text:span text:style-name="T16">return 3, 2</text:span></text:p>
              <text:p text:style-name="P12"><text:span text:style-name="T16">[1]</text:span></text:p>
            </draw:text-box>
          </draw:frame>
          <draw:custom-shape draw:style-name="gr5" draw:text-style-name="P9" draw:layer="layout" svg:width="1.29cm" svg:height="0.645cm" svg:x="23.516cm" svg:y="2.965cm">
            <text:p text:style-name="P8"><text:span text:style-name="T13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draw:layer="layout" svg:width="1.29cm" svg:height="0.645cm" svg:x="22.775cm" svg:y="4.68cm">
            <text:p text:style-name="P11"><text:span text:style-name="T1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draw:layer="layout" svg:width="1.29cm" svg:height="0.645cm" svg:x="21.294cm" svg:y="3.81cm">
            <text:p text:style-name="P11"><text:span text:style-name="T1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draw:layer="layout" svg:width="1.29cm" svg:height="0.645cm" svg:x="24.786cm" svg:y="4.68cm">
            <text:p text:style-name="P11"><text:span text:style-name="T1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draw:layer="layout" svg:width="1.29cm" svg:height="0.645cm" svg:x="20.553cm" svg:y="5.65cm">
            <text:p text:style-name="P11"><text:span text:style-name="T11">2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draw:layer="layout" svg:width="1.29cm" svg:height="0.645cm" svg:x="23.516cm" svg:y="5.65cm">
            <text:p text:style-name="P11"><text:span text:style-name="T11">2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draw:layer="layout" svg:width="1.29cm" svg:height="0.645cm" svg:x="22.034cm" svg:y="5.64cm">
            <text:p text:style-name="P11"><text:span text:style-name="T11">2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draw:layer="layout" svg:width="1.29cm" svg:height="0.645cm" svg:x="25.521cm" svg:y="3.81cm">
            <text:p text:style-name="P11"><text:span text:style-name="T1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draw:layer="layout" svg:width="1.29cm" svg:height="0.645cm" svg:x="26.256cm" svg:y="4.67cm">
            <text:p text:style-name="P11"><text:span text:style-name="T1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draw:layer="layout" svg:width="1.29cm" svg:height="0.645cm" svg:x="19.812cm" svg:y="4.68cm">
            <text:p text:style-name="P11"><text:span text:style-name="T11">5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0" draw:layer="layout" svg:width="1.29cm" svg:height="0.645cm" svg:x="19.071cm" svg:y="5.64cm">
            <text:p text:style-name="P11"><text:span text:style-name="T11">1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6" draw:text-style-name="P2" draw:layer="layout" svg:width="1.17cm" svg:height="1.17cm" svg:x="9.04cm" svg:y="3.938cm">
          <text:p/>
          <draw:enhanced-geometry svg:viewBox="0 0 21600 21600" draw:text-areas="0 ?f0 ?f5 ?f2" draw:mirror-horizontal="false" draw:mirror-vertical="false" draw:type="right-arrow" draw:modifiers="11607.2383949646 4741.463414634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17cm" svg:height="1.17cm" svg:x="18.415cm" svg:y="3.938cm">
          <text:p/>
          <draw:enhanced-geometry svg:viewBox="0 0 21600 21600" draw:text-areas="0 ?f0 ?f5 ?f2" draw:mirror-horizontal="false" draw:mirror-vertical="false" draw:type="right-arrow" draw:modifiers="11607.2383949646 4741.463414634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" draw:text-style-name="P2" draw:layer="layout" svg:x1="28cm" svg:y1="6.55cm" svg:x2="0cm" svg:y2="6.55cm">
          <text:p/>
        </draw:line>
        <draw:frame presentation:style-name="pr9" draw:layer="layout" svg:width="25.958cm" svg:height="2.675cm" svg:x="1.072cm" svg:y="6.985cm" presentation:class="outline" presentation:user-transformed="true">
          <draw:text-box>
            <text:list text:style-name="L2">
              <text:list-item>
                <text:p>Heapsort: <text:span text:style-name="T17">32</text:span> swaps</text:p>
              </text:list-item>
              <text:list-item>
                <text:p>Quicksort: only <text:span text:style-name="T17">8</text:span> swaps!</text:p>
              </text:list-item>
            </text:list>
          </draw:text-box>
        </draw:frame>
        <draw:frame draw:style-name="standard" draw:layer="layout" svg:width="24.272cm" svg:height="7.983cm" svg:x="1.897cm" svg:y="10.45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3">Pivot=27:</text:p>
              </table:table-cell>
              <table:table-cell>
                <text:p text:style-name="P14">7</text:p>
              </table:table-cell>
              <table:table-cell>
                <text:p text:style-name="P14">4</text:p>
              </table:table-cell>
              <table:table-cell>
                <text:p text:style-name="P14">25</text:p>
              </table:table-cell>
              <table:table-cell>
                <text:p text:style-name="P14">17</text:p>
              </table:table-cell>
              <table:table-cell>
                <text:p text:style-name="P14">3</text:p>
              </table:table-cell>
              <table:table-cell>
                <text:p text:style-name="P14">5</text:p>
              </table:table-cell>
              <table:table-cell>
                <text:p text:style-name="P14">2</text:p>
              </table:table-cell>
              <table:table-cell>
                <text:p text:style-name="P14">9</text:p>
              </table:table-cell>
              <table:table-cell>
                <text:p text:style-name="P14">22</text:p>
              </table:table-cell>
              <table:table-cell>
                <text:p text:style-name="P14">8</text:p>
              </table:table-cell>
              <table:table-cell table:style-name="ce1">
                <text:p text:style-name="P13"><text:span text:style-name="T18">27</text:span></text:p>
              </table:table-cell>
              <table:table-cell table:style-name="ce3">
                <text:p text:style-name="P15">Swaps</text:p>
              </table:table-cell>
            </table:table-row>
            <table:table-row table:style-name="ro1" table:default-cell-style-name="ce2">
              <table:table-cell table:style-name="ce1">
                <text:p text:style-name="P13">8:</text:p>
              </table:table-cell>
              <table:table-cell>
                <text:p text:style-name="P14">7</text:p>
              </table:table-cell>
              <table:table-cell>
                <text:p text:style-name="P14">4</text:p>
              </table:table-cell>
              <table:table-cell>
                <text:p text:style-name="P14">3</text:p>
              </table:table-cell>
              <table:table-cell>
                <text:p text:style-name="P14">5</text:p>
              </table:table-cell>
              <table:table-cell>
                <text:p text:style-name="P14">2</text:p>
              </table:table-cell>
              <table:table-cell table:style-name="ce1">
                <text:p text:style-name="P13"><text:span text:style-name="T18">8</text:span></text:p>
              </table:table-cell>
              <table:table-cell>
                <text:p text:style-name="P14">25</text:p>
              </table:table-cell>
              <table:table-cell>
                <text:p text:style-name="P14">9</text:p>
              </table:table-cell>
              <table:table-cell>
                <text:p text:style-name="P14">22</text:p>
              </table:table-cell>
              <table:table-cell>
                <text:p text:style-name="P14">17</text:p>
              </table:table-cell>
              <table:table-cell>
                <text:p text:style-name="P14">.</text:p>
              </table:table-cell>
              <table:table-cell table:style-name="ce3">
                <text:p text:style-name="P15">4</text:p>
              </table:table-cell>
            </table:table-row>
            <table:table-row table:style-name="ro1" table:default-cell-style-name="ce2">
              <table:table-cell table:style-name="ce1">
                <text:p text:style-name="P13">2:</text:p>
              </table:table-cell>
              <table:table-cell table:style-name="ce1">
                <text:p text:style-name="P13"><text:span text:style-name="T18">2</text:span></text:p>
              </table:table-cell>
              <table:table-cell>
                <text:p text:style-name="P14">4</text:p>
              </table:table-cell>
              <table:table-cell>
                <text:p text:style-name="P14">3</text:p>
              </table:table-cell>
              <table:table-cell>
                <text:p text:style-name="P14">5</text:p>
              </table:table-cell>
              <table:table-cell>
                <text:p text:style-name="P14">7</text:p>
              </table:table-cell>
              <table:table-cell/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 table:style-name="ce3">
                <text:p text:style-name="P15">1</text:p>
              </table:table-cell>
            </table:table-row>
            <table:table-row table:style-name="ro1" table:default-cell-style-name="ce2">
              <table:table-cell table:style-name="ce1">
                <text:p text:style-name="P13">7:</text:p>
              </table:table-cell>
              <table:table-cell>
                <text:p text:style-name="P14">.</text:p>
              </table:table-cell>
              <table:table-cell>
                <text:p text:style-name="P14">4</text:p>
              </table:table-cell>
              <table:table-cell>
                <text:p text:style-name="P14">3</text:p>
              </table:table-cell>
              <table:table-cell>
                <text:p text:style-name="P14">5</text:p>
              </table:table-cell>
              <table:table-cell table:style-name="ce1">
                <text:p text:style-name="P13"><text:span text:style-name="T18">7</text:span>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 table:style-name="ce3">
                <text:p text:style-name="P15">.</text:p>
              </table:table-cell>
            </table:table-row>
            <table:table-row table:style-name="ro1" table:default-cell-style-name="ce2">
              <table:table-cell table:style-name="ce1">
                <text:p text:style-name="P13">5:</text:p>
              </table:table-cell>
              <table:table-cell>
                <text:p text:style-name="P14">.</text:p>
              </table:table-cell>
              <table:table-cell>
                <text:p text:style-name="P14">4</text:p>
              </table:table-cell>
              <table:table-cell>
                <text:p text:style-name="P14">3</text:p>
              </table:table-cell>
              <table:table-cell table:style-name="ce1">
                <text:p text:style-name="P13"><text:span text:style-name="T18">5</text:span>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 table:style-name="ce3">
                <text:p text:style-name="P15">.</text:p>
              </table:table-cell>
            </table:table-row>
            <table:table-row table:style-name="ro1" table:default-cell-style-name="ce2">
              <table:table-cell table:style-name="ce1">
                <text:p text:style-name="P13">3:</text:p>
              </table:table-cell>
              <table:table-cell>
                <text:p text:style-name="P14">.</text:p>
              </table:table-cell>
              <table:table-cell table:style-name="ce1">
                <text:p text:style-name="P13"><text:span text:style-name="T18">3</text:span></text:p>
              </table:table-cell>
              <table:table-cell>
                <text:p text:style-name="P14">4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 table:style-name="ce3">
                <text:p text:style-name="P15">1</text:p>
              </table:table-cell>
            </table:table-row>
            <table:table-row table:style-name="ro1" table:default-cell-style-name="ce2">
              <table:table-cell table:style-name="ce1">
                <text:p text:style-name="P13">17: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>
                <text:p text:style-name="P14">9</text:p>
              </table:table-cell>
              <table:table-cell table:style-name="ce1">
                <text:p text:style-name="P13"><text:span text:style-name="T18">17</text:span></text:p>
              </table:table-cell>
              <table:table-cell>
                <text:p text:style-name="P14">22</text:p>
              </table:table-cell>
              <table:table-cell>
                <text:p text:style-name="P14">25</text:p>
              </table:table-cell>
              <table:table-cell>
                <text:p text:style-name="P14">.</text:p>
              </table:table-cell>
              <table:table-cell table:style-name="ce3">
                <text:p text:style-name="P15">2</text:p>
              </table:table-cell>
            </table:table-row>
            <table:table-row table:style-name="ro1" table:default-cell-style-name="ce2">
              <table:table-cell table:style-name="ce1">
                <text:p text:style-name="P13">25: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>
                <text:p text:style-name="P14">.</text:p>
              </table:table-cell>
              <table:table-cell>
                <text:p text:style-name="P14">22</text:p>
              </table:table-cell>
              <table:table-cell table:style-name="ce1">
                <text:p text:style-name="P13"><text:span text:style-name="T18">25</text:span></text:p>
              </table:table-cell>
              <table:table-cell>
                <text:p text:style-name="P14">.</text:p>
              </table:table-cell>
              <table:table-cell table:style-name="ce3">
                <text:p text:style-name="P15">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Exam 2: solutions #3</text:p>
          </draw:text-box>
        </draw:frame>
        <draw:frame presentation:style-name="pr10" draw:layer="layout" svg:width="25.958cm" svg:height="5.35cm" svg:x="1.072cm" svg:y="3.039cm" presentation:class="outline" presentation:user-transformed="true">
          <draw:text-box>
            <text:list text:style-name="L2">
              <text:list-item>
                <text:p>max-min <text:span text:style-name="T18">range</text:span> is <text:span text:style-name="T17">25</text:span> ⇒ <text:span text:style-name="T18">b </text:span>= <text:span text:style-name="T17">5 bits</text:span></text:p>
                <text:list>
                  <text:list-item>
                    <text:p><text:span text:style-name="T18">n</text:span> = <text:span text:style-name="T17">11</text:span> ⇒ <text:span text:style-name="T19">⎣</text:span><text:span text:style-name="T18">lg n</text:span><text:span text:style-name="T19">⎦</text:span> = <text:span text:style-name="T17">3 bits</text:span></text:p>
                  </text:list-item>
                </text:list>
              </text:list-item>
              <text:list-item>
                <text:p>So by the rule of thumb on p.199, <text:span text:style-name="T18">b ≥ </text:span><text:span text:style-name="T20">⎣</text:span><text:span text:style-name="T18">lg n</text:span><text:span text:style-name="T20">⎦</text:span>, so we use <text:span text:style-name="T18">r</text:span> = <text:span text:style-name="T21">⎣</text:span>lg n<text:span text:style-name="T21">⎦</text:span> = <text:span text:style-name="T17">3 bits</text:span>, i.e., <text:span text:style-name="T17">base-8</text:span></text:p>
              </text:list-item>
            </text:list>
          </draw:text-box>
        </draw:frame>
        <draw:frame draw:style-name="standard" xml:id="id111" draw:id="id111" draw:layer="layout" svg:width="2.527cm" svg:height="10.306cm" svg:x="6.718cm" svg:y="8.749cm">
          <table:table table:template-name="default" table:use-first-row-styles="true" table:use-banding-rows-styles="true">
            <table:table-column table:style-name="co5"/>
            <table:table-column table:style-name="co5"/>
            <table:table-row table:style-name="ro1" table:default-cell-style-name="ce4">
              <table:table-cell>
                <text:p text:style-name="P16">0</text:p>
              </table:table-cell>
              <table:table-cell>
                <text:p text:style-name="P16">7</text:p>
              </table:table-cell>
            </table:table-row>
            <table:table-row table:style-name="ro1" table:default-cell-style-name="ce4">
              <table:table-cell>
                <text:p text:style-name="P16">0</text:p>
              </table:table-cell>
              <table:table-cell>
                <text:p text:style-name="P16">4</text:p>
              </table:table-cell>
            </table:table-row>
            <table:table-row table:style-name="ro1" table:default-cell-style-name="ce4">
              <table:table-cell>
                <text:p text:style-name="P16">3</text:p>
              </table:table-cell>
              <table:table-cell>
                <text:p text:style-name="P16">1</text:p>
              </table:table-cell>
            </table:table-row>
            <table:table-row table:style-name="ro1" table:default-cell-style-name="ce4">
              <table:table-cell>
                <text:p text:style-name="P16">2</text:p>
              </table:table-cell>
              <table:table-cell>
                <text:p text:style-name="P16">1</text:p>
              </table:table-cell>
            </table:table-row>
            <table:table-row table:style-name="ro1" table:default-cell-style-name="ce4">
              <table:table-cell>
                <text:p text:style-name="P16">0</text:p>
              </table:table-cell>
              <table:table-cell>
                <text:p text:style-name="P16">3</text:p>
              </table:table-cell>
            </table:table-row>
            <table:table-row table:style-name="ro1" table:default-cell-style-name="ce4">
              <table:table-cell>
                <text:p text:style-name="P16">0</text:p>
              </table:table-cell>
              <table:table-cell>
                <text:p text:style-name="P16">5</text:p>
              </table:table-cell>
            </table:table-row>
            <table:table-row table:style-name="ro1" table:default-cell-style-name="ce4">
              <table:table-cell>
                <text:p text:style-name="P16">0</text:p>
              </table:table-cell>
              <table:table-cell>
                <text:p text:style-name="P16">2</text:p>
              </table:table-cell>
            </table:table-row>
            <table:table-row table:style-name="ro1" table:default-cell-style-name="ce4">
              <table:table-cell>
                <text:p text:style-name="P16">1</text:p>
              </table:table-cell>
              <table:table-cell>
                <text:p text:style-name="P16">1</text:p>
              </table:table-cell>
            </table:table-row>
            <table:table-row table:style-name="ro1" table:default-cell-style-name="ce4">
              <table:table-cell>
                <text:p text:style-name="P16">2</text:p>
              </table:table-cell>
              <table:table-cell>
                <text:p text:style-name="P16">6</text:p>
              </table:table-cell>
            </table:table-row>
            <table:table-row table:style-name="ro1" table:default-cell-style-name="ce4">
              <table:table-cell>
                <text:p text:style-name="P16">1</text:p>
              </table:table-cell>
              <table:table-cell>
                <text:p text:style-name="P16">0</text:p>
              </table:table-cell>
            </table:table-row>
            <table:table-row table:style-name="ro1" table:default-cell-style-name="ce4">
              <table:table-cell>
                <text:p text:style-name="P16">3</text:p>
              </table:table-cell>
              <table:table-cell>
                <text:p text:style-name="P16">3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112" draw:id="id112" draw:layer="layout" svg:width="2.527cm" svg:height="10.306cm" svg:x="12.643cm" svg:y="8.749cm">
          <table:table table:template-name="default" table:use-first-row-styles="true" table:use-banding-rows-styles="true">
            <table:table-column table:style-name="co5"/>
            <table:table-column table:style-name="co5"/>
            <table:table-row table:style-name="ro1" table:default-cell-style-name="ce4">
              <table:table-cell>
                <text:p text:style-name="P16">1</text:p>
              </table:table-cell>
              <table:table-cell>
                <text:p text:style-name="P16">0</text:p>
              </table:table-cell>
            </table:table-row>
            <table:table-row table:style-name="ro1" table:default-cell-style-name="ce4">
              <table:table-cell>
                <text:p text:style-name="P16">3</text:p>
              </table:table-cell>
              <table:table-cell>
                <text:p text:style-name="P16">1</text:p>
              </table:table-cell>
            </table:table-row>
            <table:table-row table:style-name="ro1" table:default-cell-style-name="ce4">
              <table:table-cell>
                <text:p text:style-name="P16">2</text:p>
              </table:table-cell>
              <table:table-cell>
                <text:p text:style-name="P16">1</text:p>
              </table:table-cell>
            </table:table-row>
            <table:table-row table:style-name="ro1" table:default-cell-style-name="ce4">
              <table:table-cell>
                <text:p text:style-name="P16">1</text:p>
              </table:table-cell>
              <table:table-cell>
                <text:p text:style-name="P16">1</text:p>
              </table:table-cell>
            </table:table-row>
            <table:table-row table:style-name="ro1" table:default-cell-style-name="ce4">
              <table:table-cell>
                <text:p text:style-name="P16">0</text:p>
              </table:table-cell>
              <table:table-cell>
                <text:p text:style-name="P16">2</text:p>
              </table:table-cell>
            </table:table-row>
            <table:table-row table:style-name="ro1" table:default-cell-style-name="ce4">
              <table:table-cell>
                <text:p text:style-name="P16">0</text:p>
              </table:table-cell>
              <table:table-cell>
                <text:p text:style-name="P16">3</text:p>
              </table:table-cell>
            </table:table-row>
            <table:table-row table:style-name="ro1" table:default-cell-style-name="ce4">
              <table:table-cell>
                <text:p text:style-name="P16">3</text:p>
              </table:table-cell>
              <table:table-cell>
                <text:p text:style-name="P16">3</text:p>
              </table:table-cell>
            </table:table-row>
            <table:table-row table:style-name="ro1" table:default-cell-style-name="ce4">
              <table:table-cell>
                <text:p text:style-name="P16">0</text:p>
              </table:table-cell>
              <table:table-cell>
                <text:p text:style-name="P16">4</text:p>
              </table:table-cell>
            </table:table-row>
            <table:table-row table:style-name="ro1" table:default-cell-style-name="ce4">
              <table:table-cell>
                <text:p text:style-name="P16">0</text:p>
              </table:table-cell>
              <table:table-cell>
                <text:p text:style-name="P16">5</text:p>
              </table:table-cell>
            </table:table-row>
            <table:table-row table:style-name="ro1" table:default-cell-style-name="ce4">
              <table:table-cell>
                <text:p text:style-name="P16">2</text:p>
              </table:table-cell>
              <table:table-cell>
                <text:p text:style-name="P16">6</text:p>
              </table:table-cell>
            </table:table-row>
            <table:table-row table:style-name="ro1" table:default-cell-style-name="ce4">
              <table:table-cell>
                <text:p text:style-name="P16">0</text:p>
              </table:table-cell>
              <table:table-cell>
                <text:p text:style-name="P16">7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113" draw:id="id113" draw:layer="layout" svg:width="2.527cm" svg:height="10.305cm" svg:x="18.568cm" svg:y="8.749cm">
          <table:table table:template-name="default" table:use-first-row-styles="true" table:use-banding-rows-styles="true">
            <table:table-column table:style-name="co5"/>
            <table:table-column table:style-name="co5"/>
            <table:table-row table:style-name="ro1" table:default-cell-style-name="ce4">
              <table:table-cell>
                <text:p text:style-name="P16">0</text:p>
              </table:table-cell>
              <table:table-cell>
                <text:p text:style-name="P16">2</text:p>
              </table:table-cell>
            </table:table-row>
            <table:table-row table:style-name="ro1" table:default-cell-style-name="ce4">
              <table:table-cell>
                <text:p text:style-name="P16">0</text:p>
              </table:table-cell>
              <table:table-cell>
                <text:p text:style-name="P16">3</text:p>
              </table:table-cell>
            </table:table-row>
            <table:table-row table:style-name="ro1" table:default-cell-style-name="ce4">
              <table:table-cell>
                <text:p text:style-name="P16">0</text:p>
              </table:table-cell>
              <table:table-cell>
                <text:p text:style-name="P16">4</text:p>
              </table:table-cell>
            </table:table-row>
            <table:table-row table:style-name="ro1" table:default-cell-style-name="ce4">
              <table:table-cell>
                <text:p text:style-name="P16">0</text:p>
              </table:table-cell>
              <table:table-cell>
                <text:p text:style-name="P16">5</text:p>
              </table:table-cell>
            </table:table-row>
            <table:table-row table:style-name="ro1" table:default-cell-style-name="ce4">
              <table:table-cell>
                <text:p text:style-name="P16">0</text:p>
              </table:table-cell>
              <table:table-cell>
                <text:p text:style-name="P16">7</text:p>
              </table:table-cell>
            </table:table-row>
            <table:table-row table:style-name="ro1" table:default-cell-style-name="ce4">
              <table:table-cell>
                <text:p text:style-name="P16">1</text:p>
              </table:table-cell>
              <table:table-cell>
                <text:p text:style-name="P16">0</text:p>
              </table:table-cell>
            </table:table-row>
            <table:table-row table:style-name="ro1" table:default-cell-style-name="ce4">
              <table:table-cell>
                <text:p text:style-name="P16">1</text:p>
              </table:table-cell>
              <table:table-cell>
                <text:p text:style-name="P16">1</text:p>
              </table:table-cell>
            </table:table-row>
            <table:table-row table:style-name="ro1" table:default-cell-style-name="ce4">
              <table:table-cell>
                <text:p text:style-name="P16">2</text:p>
              </table:table-cell>
              <table:table-cell>
                <text:p text:style-name="P16">1</text:p>
              </table:table-cell>
            </table:table-row>
            <table:table-row table:style-name="ro1" table:default-cell-style-name="ce4">
              <table:table-cell>
                <text:p text:style-name="P16">2</text:p>
              </table:table-cell>
              <table:table-cell>
                <text:p text:style-name="P16">6</text:p>
              </table:table-cell>
            </table:table-row>
            <table:table-row table:style-name="ro1" table:default-cell-style-name="ce4">
              <table:table-cell>
                <text:p text:style-name="P16">3</text:p>
              </table:table-cell>
              <table:table-cell>
                <text:p text:style-name="P16">1</text:p>
              </table:table-cell>
            </table:table-row>
            <table:table-row table:style-name="ro2" table:default-cell-style-name="ce4">
              <table:table-cell>
                <text:p text:style-name="P16">3</text:p>
              </table:table-cell>
              <table:table-cell>
                <text:p text:style-name="P16">3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110" draw:id="id110" draw:layer="layout" svg:width="1.566cm" svg:height="10.306cm" svg:x="1.273cm" svg:y="8.749cm">
          <table:table table:template-name="default" table:use-first-row-styles="true" table:use-banding-rows-styles="true">
            <table:table-column table:style-name="co6"/>
            <table:table-row table:style-name="ro1">
              <table:table-cell table:style-name="ce4">
                <text:p text:style-name="P16">7</text:p>
              </table:table-cell>
            </table:table-row>
            <table:table-row table:style-name="ro1">
              <table:table-cell table:style-name="ce4">
                <text:p text:style-name="P16">4</text:p>
              </table:table-cell>
            </table:table-row>
            <table:table-row table:style-name="ro1">
              <table:table-cell table:style-name="ce4">
                <text:p text:style-name="P16">25</text:p>
              </table:table-cell>
            </table:table-row>
            <table:table-row table:style-name="ro1">
              <table:table-cell table:style-name="ce4">
                <text:p text:style-name="P16">17</text:p>
              </table:table-cell>
            </table:table-row>
            <table:table-row table:style-name="ro1">
              <table:table-cell table:style-name="ce4">
                <text:p text:style-name="P16">3</text:p>
              </table:table-cell>
            </table:table-row>
            <table:table-row table:style-name="ro1">
              <table:table-cell table:style-name="ce4">
                <text:p text:style-name="P16">5</text:p>
              </table:table-cell>
            </table:table-row>
            <table:table-row table:style-name="ro1">
              <table:table-cell table:style-name="ce4">
                <text:p text:style-name="P16">2</text:p>
              </table:table-cell>
            </table:table-row>
            <table:table-row table:style-name="ro1">
              <table:table-cell table:style-name="ce4">
                <text:p text:style-name="P16">9</text:p>
              </table:table-cell>
            </table:table-row>
            <table:table-row table:style-name="ro1">
              <table:table-cell table:style-name="ce4">
                <text:p text:style-name="P16">22</text:p>
              </table:table-cell>
            </table:table-row>
            <table:table-row table:style-name="ro1">
              <table:table-cell table:style-name="ce4">
                <text:p text:style-name="P16">8</text:p>
              </table:table-cell>
            </table:table-row>
            <table:table-row table:style-name="ro1">
              <table:table-cell table:style-name="ce4">
                <text:p text:style-name="P16">27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14" draw:id="id114" draw:layer="layout" svg:width="1.566cm" svg:height="10.306cm" svg:x="24.973cm" svg:y="8.749cm">
          <table:table table:template-name="default" table:use-first-row-styles="true" table:use-banding-rows-styles="true">
            <table:table-column table:style-name="co6"/>
            <table:table-row table:style-name="ro1">
              <table:table-cell table:style-name="ce4">
                <text:p text:style-name="P16">2</text:p>
              </table:table-cell>
            </table:table-row>
            <table:table-row table:style-name="ro1">
              <table:table-cell table:style-name="ce4">
                <text:p text:style-name="P16">3</text:p>
              </table:table-cell>
            </table:table-row>
            <table:table-row table:style-name="ro1">
              <table:table-cell table:style-name="ce4">
                <text:p text:style-name="P16">4</text:p>
              </table:table-cell>
            </table:table-row>
            <table:table-row table:style-name="ro1">
              <table:table-cell table:style-name="ce4">
                <text:p text:style-name="P16">5</text:p>
              </table:table-cell>
            </table:table-row>
            <table:table-row table:style-name="ro1">
              <table:table-cell table:style-name="ce4">
                <text:p text:style-name="P16">7</text:p>
              </table:table-cell>
            </table:table-row>
            <table:table-row table:style-name="ro1">
              <table:table-cell table:style-name="ce4">
                <text:p text:style-name="P16">8</text:p>
              </table:table-cell>
            </table:table-row>
            <table:table-row table:style-name="ro1">
              <table:table-cell table:style-name="ce4">
                <text:p text:style-name="P16">9</text:p>
              </table:table-cell>
            </table:table-row>
            <table:table-row table:style-name="ro1">
              <table:table-cell table:style-name="ce4">
                <text:p text:style-name="P16">17</text:p>
              </table:table-cell>
            </table:table-row>
            <table:table-row table:style-name="ro1">
              <table:table-cell table:style-name="ce4">
                <text:p text:style-name="P16">22</text:p>
              </table:table-cell>
            </table:table-row>
            <table:table-row table:style-name="ro1">
              <table:table-cell table:style-name="ce4">
                <text:p text:style-name="P16">25</text:p>
              </table:table-cell>
            </table:table-row>
            <table:table-row table:style-name="ro1">
              <table:table-cell table:style-name="ce4">
                <text:p text:style-name="P16">27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8" draw:text-style-name="P17" draw:layer="layout" draw:type="line" svg:x1="2.839cm" svg:y1="13.902cm" svg:x2="6.718cm" svg:y2="13.902cm" draw:start-shape="id110" draw:start-glue-point="1" draw:end-shape="id111" draw:end-glue-point="3" svg:d="m2839 13902h3879">
          <text:p text:style-name="P17"><text:span text:style-name="T22">convert</text:span></text:p>
          <text:p text:style-name="P17"><text:span text:style-name="T22">to octal</text:span></text:p>
          <text:p text:style-name="P17"><text:span text:style-name="T22"/></text:p>
          <text:p text:style-name="P17"><text:span text:style-name="T22"/></text:p>
          <text:p text:style-name="P17"><text:span text:style-name="T22"/></text:p>
        </draw:connector>
        <draw:connector draw:style-name="gr8" draw:text-style-name="P17" draw:layer="layout" draw:type="line" svg:x1="9.245cm" svg:y1="13.902cm" svg:x2="12.643cm" svg:y2="13.902cm" draw:start-shape="id111" draw:start-glue-point="1" draw:end-shape="id112" svg:d="m9245 13902h3398">
          <text:p text:style-name="P17"><text:span text:style-name="T22">sort</text:span><text:span text:style-name="T22"><text:line-break/></text:span><text:span text:style-name="T22">digit</text:span></text:p>
          <text:p text:style-name="P17"><text:span text:style-name="T22"/></text:p>
          <text:p text:style-name="P17"><text:span text:style-name="T22"/></text:p>
          <text:p text:style-name="P17"><text:span text:style-name="T22"/></text:p>
        </draw:connector>
        <draw:connector draw:style-name="gr8" draw:text-style-name="P17" draw:layer="layout" draw:type="line" svg:x1="15.17cm" svg:y1="13.902cm" svg:x2="18.568cm" svg:y2="13.901cm" draw:start-shape="id112" draw:start-glue-point="1" draw:end-shape="id113" svg:d="m15170 13902 3398-1">
          <text:p text:style-name="P17"><text:span text:style-name="T22">sort</text:span><text:span text:style-name="T22"><text:line-break/></text:span><text:span text:style-name="T22">digit</text:span></text:p>
          <text:p text:style-name="P17"><text:span text:style-name="T22"/></text:p>
          <text:p text:style-name="P17"><text:span text:style-name="T22"/></text:p>
          <text:p text:style-name="P17"><text:span text:style-name="T22"/></text:p>
        </draw:connector>
        <draw:connector draw:style-name="gr8" draw:text-style-name="P17" draw:layer="layout" draw:type="line" svg:x1="21.095cm" svg:y1="13.901cm" svg:x2="24.973cm" svg:y2="13.902cm" draw:start-shape="id113" draw:start-glue-point="1" draw:end-shape="id114" draw:end-glue-point="3" svg:d="m21095 13901 3878 1">
          <text:p text:style-name="P17"><text:span text:style-name="T22">convert</text:span></text:p>
          <text:p text:style-name="P17"><text:span text:style-name="T22">to decimal</text:span></text:p>
          <text:p text:style-name="P17"><text:span text:style-name="T22"/></text:p>
          <text:p text:style-name="P17"><text:span text:style-name="T22"/></text:p>
          <text:p text:style-name="P17"><text:span text:style-name="T22"/></text:p>
        </draw:connecto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Exam 2: solutions #4</text:p>
          </draw:text-box>
        </draw:frame>
        <draw:frame presentation:style-name="pr11" draw:layer="layout" svg:width="25.958cm" svg:height="6.497cm" svg:x="1.072cm" svg:y="3.039cm" presentation:class="outline" presentation:user-transformed="true">
          <draw:text-box>
            <text:list text:style-name="L2">
              <text:list-item>
                <text:p>Quadratic-(0,1) <text:span text:style-name="T18">probe sequence</text:span>:<text:line-break/><text:span text:style-name="T17">0</text:span>, <text:span text:style-name="T17">1</text:span>,<text:span text:style-name="T17"> 4</text:span>,<text:span text:style-name="T17"> 9</text:span>,<text:span text:style-name="T17"> 5</text:span> (4<text:span text:style-name="T23">2</text:span><text:span text:style-name="T24"> mod 11),</text:span><text:span text:style-name="T25"> 3</text:span><text:span text:style-name="T24">,</text:span><text:span text:style-name="T25"> 3</text:span><text:span text:style-name="T24">,</text:span><text:span text:style-name="T25"> 5</text:span><text:span text:style-name="T24">,</text:span><text:span text:style-name="T25"> 9</text:span><text:span text:style-name="T24">,</text:span><text:span text:style-name="T25"> 4</text:span><text:span text:style-name="T24">,</text:span><text:span text:style-name="T25"> 1</text:span><text:span text:style-name="T24">,</text:span><text:span text:style-name="T25"> 0</text:span><text:span text:style-name="T24">,</text:span><text:span text:style-name="T25"> 1</text:span><text:span text:style-name="T24">, …</text:span></text:p>
                <text:list>
                  <text:list-item>
                    <text:p><text:span text:style-name="T24">Probe sequence only hits 6 entries out of 11, so may miss an open slot in the table</text:span></text:p>
                  </text:list-item>
                </text:list>
              </text:list-item>
              <text:list-item>
                <text:p><text:span text:style-name="T24">Asterisk (</text:span><text:span text:style-name="T25">*</text:span><text:span text:style-name="T24">) indicates number of hash </text:span><text:span text:style-name="T26">collisions</text:span><text:span text:style-name="T24">:</text:span></text:p>
              </text:list-item>
            </text:list>
          </draw:text-box>
        </draw:frame>
        <draw:frame draw:style-name="standard" draw:layer="layout" svg:width="25.632cm" svg:height="2.81cm" svg:x="1.14cm" svg:y="11.109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1" table:default-cell-style-name="ce5">
              <table:table-cell>
                <text:p text:style-name="P18">Slot</text:p>
              </table:table-cell>
              <table:table-cell>
                <text:p text:style-name="P18">0</text:p>
              </table:table-cell>
              <table:table-cell>
                <text:p text:style-name="P18">1</text:p>
              </table:table-cell>
              <table:table-cell>
                <text:p text:style-name="P18">2</text:p>
              </table:table-cell>
              <table:table-cell>
                <text:p text:style-name="P18">3</text:p>
              </table:table-cell>
              <table:table-cell>
                <text:p text:style-name="P18">4</text:p>
              </table:table-cell>
              <table:table-cell>
                <text:p text:style-name="P18">5</text:p>
              </table:table-cell>
              <table:table-cell>
                <text:p text:style-name="P18">6</text:p>
              </table:table-cell>
              <table:table-cell>
                <text:p text:style-name="P18">7</text:p>
              </table:table-cell>
              <table:table-cell table:style-name="ce6">
                <text:p text:style-name="P18">8</text:p>
              </table:table-cell>
              <table:table-cell table:style-name="ce7">
                <text:p text:style-name="P18">9</text:p>
              </table:table-cell>
              <table:table-cell table:style-name="ce8">
                <text:p text:style-name="P18">10</text:p>
              </table:table-cell>
            </table:table-row>
            <table:table-row table:style-name="ro1" table:default-cell-style-name="ce4">
              <table:table-cell table:style-name="ce9">
                <text:p text:style-name="P19">Linear</text:p>
              </table:table-cell>
              <table:table-cell>
                <text:p text:style-name="P16">22</text:p>
              </table:table-cell>
              <table:table-cell>
                <text:p text:style-name="P16">27 <text:span text:style-name="T17">*</text:span><text:span text:style-name="T27">7</text:span></text:p>
              </table:table-cell>
              <table:table-cell>
                <text:p text:style-name="P16">2</text:p>
              </table:table-cell>
              <table:table-cell>
                <text:p text:style-name="P16">25</text:p>
              </table:table-cell>
              <table:table-cell>
                <text:p text:style-name="P16">4</text:p>
              </table:table-cell>
              <table:table-cell>
                <text:p text:style-name="P16">3 <text:span text:style-name="T17">*</text:span></text:p>
              </table:table-cell>
              <table:table-cell>
                <text:p text:style-name="P16">17</text:p>
              </table:table-cell>
              <table:table-cell>
                <text:p text:style-name="P16">7</text:p>
              </table:table-cell>
              <table:table-cell table:style-name="ce10">
                <text:p text:style-name="P16">5 <text:span text:style-name="T17">*</text:span><text:span text:style-name="T27">3</text:span></text:p>
              </table:table-cell>
              <table:table-cell table:style-name="ce11">
                <text:p text:style-name="P16">9</text:p>
              </table:table-cell>
              <table:table-cell table:style-name="ce12">
                <text:p text:style-name="P16">8 <text:span text:style-name="T17">*</text:span><text:span text:style-name="T27">2</text:span></text:p>
              </table:table-cell>
            </table:table-row>
            <table:table-row table:style-name="ro1" table:default-cell-style-name="ce4">
              <table:table-cell table:style-name="ce9">
                <text:p text:style-name="P19">Quad</text:p>
              </table:table-cell>
              <table:table-cell>
                <text:p text:style-name="P16">22</text:p>
              </table:table-cell>
              <table:table-cell>
                <text:p text:style-name="P16">3 <text:span text:style-name="T17">*</text:span><text:span text:style-name="T27">3</text:span></text:p>
              </table:table-cell>
              <table:table-cell>
                <text:p text:style-name="P16">2</text:p>
              </table:table-cell>
              <table:table-cell>
                <text:p text:style-name="P16">25</text:p>
              </table:table-cell>
              <table:table-cell>
                <text:p text:style-name="P16">4</text:p>
              </table:table-cell>
              <table:table-cell>
                <text:p text:style-name="P16">5</text:p>
              </table:table-cell>
              <table:table-cell>
                <text:p text:style-name="P16">17</text:p>
              </table:table-cell>
              <table:table-cell>
                <text:p text:style-name="P16">7</text:p>
              </table:table-cell>
              <table:table-cell table:style-name="ce10">
                <text:p text:style-name="P16">8</text:p>
              </table:table-cell>
              <table:table-cell table:style-name="ce13">
                <text:p text:style-name="P16">9</text:p>
              </table:table-cell>
              <table:table-cell table:style-name="ce14">
                <text:p text:style-name="P16">27 <text:span text:style-name="T17">*</text:span><text:span text:style-name="T27">4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ff00" fo:font-size="40pt" fo:text-shadow="1pt 1pt"/>
    </style:style>
    <style:style style:name="title1" style:family="graphic" style:parent-style-name="standard">
      <style:text-properties fo:font-size="32pt"/>
    </style:style>
    <style:style style:name="title2" style:family="graphic" style:parent-style-name="standard">
      <style:graphic-properties draw:fill-color="#ffcc99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KaitiM GB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fo:font-family="'Lucida Sans'" style:font-style-name="Regular" style:font-pitch="variable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6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81cm" fo:text-indent="0cm"/>
      <style:text-properties fo:font-family="'Lucida Sans Unicode'" style:font-family-generic="swiss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family="'Lucida Sans Unicode'" style:font-family-generic="swiss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family="'Lucida Sans Unicode'" style:font-family-generic="swiss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28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svg:stroke-color="#ffffff" draw:fill="none" draw:opacity="50%" draw:fill-image-width="0cm" draw:fill-image-height="0cm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Luxi Sans'" style:font-style-name="Bold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family="'Lucida Sans Unicode'" style:font-family-generic="swiss"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family="'Lucida Sans Unicode'" style:font-family-generic="swiss"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opacity-name="" draw:textarea-horizontal-align="center" draw:textarea-vertical-align="middle" draw:shadow="hidden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 style:list-style-name="ML4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auto-grow-height="false" fo:min-height="1.449cm"/>
    </style:style>
    <style:style style:name="Mpr10" style:family="presentation" style:parent-style-name="TWU_25_20Lecture-backgroundobjects">
      <style:graphic-properties draw:auto-grow-height="false" fo:min-height="1.7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family-generic="swiss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family="'Lucida Sans Unicode'" style:font-family-generic="swiss" fo:font-size="1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font-family="'Lucida Sans Unicode'" style:font-family-generic="swiss"/>
    </style:style>
    <style:style style:name="MT6" style:family="text">
      <style:text-properties fo:font-family="'Lucida Sans Unicode'" style:font-family-generic="swiss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draw:name="Slide Title" presentation:style-name="Mpr1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2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draw:name="Footer"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3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name="Title Bar" draw:style-name="Mgr3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1"><presentation:footer/></text:span></text:p>
        </draw:text-box>
      </draw:frame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draw:name="Presentation Title"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</text:p>
        </draw:text-box>
      </draw:frame>
      <draw:frame draw:name="Title Page Contents" presentation:style-name="Mpr8" draw:text-style-name="MP1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age Date/Time" presentation:style-name="Mpr9" draw:layer="backgroundobjects" svg:width="5.253cm" svg:height="1.246cm" svg:x="19.05cm" svg:y="19.754cm" presentation:class="date-time">
        <draw:text-box>
          <text:p><text:span text:style-name="MT5"><presentation:date-time/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Title Page Page Number" presentation:style-name="Mpr9" draw:layer="backgroundobjects" svg:width="2.433cm" svg:height="1.246cm" svg:x="24.765cm" svg:y="19.754cm" presentation:class="page-number">
        <draw:text-box>
          <text:p><text:span text:style-name="MT5"><text:page-number>&lt;number&gt;</text:page-number></text:span></text:p>
        </draw:text-box>
      </draw:frame>
      <draw:frame presentation:style-name="Mpr10" draw:layer="backgroundobjects" svg:width="13.758cm" svg:height="0.993cm" svg:x="4.657cm" svg:y="19.678cm" presentation:class="footer">
        <draw:text-box>
          <text:p><text:span text:style-name="MT6"><presentation:footer/></text:span></text:p>
        </draw:text-box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creation-date>2010-12-06T13:22:16</meta:creation-date>
    <dc:language>en-US</dc:language>
    <meta:editing-cycles>155</meta:editing-cycles>
    <meta:editing-duration>P6DT19H42M55S</meta:editing-duration>
    <meta:initial-creator>sean ho</meta:initial-creator>
    <dc:date>2012-10-31T20:36:39</dc:date>
    <dc:creator>Sean Ho</dc:creator>
    <meta:document-statistic meta:object-count="50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